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114.4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35.74pt"/>
    </style:style>
    <style:style style:name="co16" style:family="table-column">
      <style:table-column-properties fo:break-before="auto" style:column-width="57.34pt"/>
    </style:style>
    <style:style style:name="co17" style:family="table-column">
      <style:table-column-properties fo:break-before="auto" style:column-width="26.45pt"/>
    </style:style>
    <style:style style:name="co18" style:family="table-column">
      <style:table-column-properties fo:break-before="auto" style:column-width="92.86pt"/>
    </style:style>
    <style:style style:name="co19" style:family="table-column">
      <style:table-column-properties fo:break-before="auto" style:column-width="74.35pt"/>
    </style:style>
    <style:style style:name="co20" style:family="table-column">
      <style:table-column-properties fo:break-before="auto" style:column-width="157.69pt"/>
    </style:style>
    <style:style style:name="co21" style:family="table-column">
      <style:table-column-properties fo:break-before="auto" style:column-width="55.81pt"/>
    </style:style>
    <style:style style:name="co22" style:family="table-column">
      <style:table-column-properties fo:break-before="auto" style:column-width="106.75pt"/>
    </style:style>
    <style:style style:name="co23" style:family="table-column">
      <style:table-column-properties fo:break-before="auto" style:column-width="98.25pt"/>
    </style:style>
    <style:style style:name="co24" style:family="table-column">
      <style:table-column-properties fo:break-before="auto" style:column-width="183.2pt"/>
    </style:style>
    <style:style style:name="co25" style:family="table-column">
      <style:table-column-properties fo:break-before="auto" style:column-width="99.04pt"/>
    </style:style>
    <style:style style:name="co26" style:family="table-column">
      <style:table-column-properties fo:break-before="auto" style:column-width="96.69pt"/>
    </style:style>
    <style:style style:name="co27" style:family="table-column">
      <style:table-column-properties fo:break-before="auto" style:column-width="82.8pt"/>
    </style:style>
    <style:style style:name="co28" style:family="table-column">
      <style:table-column-properties fo:break-before="auto" style:column-width="105.19pt"/>
    </style:style>
    <style:style style:name="co29" style:family="table-column">
      <style:table-column-properties fo:break-before="auto" style:column-width="44.19pt"/>
    </style:style>
    <style:style style:name="co3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nal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Employee_Name</text:p>
          </table:table-cell>
          <table:table-cell office:value-type="string" calcext:value-type="string">
            <text:p>EmpID</text:p>
          </table:table-cell>
          <table:table-cell office:value-type="string" calcext:value-type="string">
            <text:p>MarriedID</text:p>
          </table:table-cell>
          <table:table-cell office:value-type="string" calcext:value-type="string">
            <text:p>MaritalStatusID</text:p>
          </table:table-cell>
          <table:table-cell office:value-type="string" calcext:value-type="string">
            <text:p>GenderID</text:p>
          </table:table-cell>
          <table:table-cell office:value-type="string" calcext:value-type="string">
            <text:p>EmpStatusID</text:p>
          </table:table-cell>
          <table:table-cell office:value-type="string" calcext:value-type="string">
            <text:p>DeptID</text:p>
          </table:table-cell>
          <table:table-cell office:value-type="string" calcext:value-type="string">
            <text:p>PerfScoreID</text:p>
          </table:table-cell>
          <table:table-cell office:value-type="string" calcext:value-type="string">
            <text:p>FromDiversityJobFairID</text:p>
          </table:table-cell>
          <table:table-cell office:value-type="string" calcext:value-type="string">
            <text:p>PayRate</text:p>
          </table:table-cell>
          <table:table-cell office:value-type="string" calcext:value-type="string">
            <text:p>Termd</text:p>
          </table:table-cell>
          <table:table-cell office:value-type="string" calcext:value-type="string">
            <text:p>Position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aritalDesc</text:p>
          </table:table-cell>
          <table:table-cell office:value-type="string" calcext:value-type="string">
            <text:p>CitizenDesc</text:p>
          </table:table-cell>
          <table:table-cell office:value-type="string" calcext:value-type="string">
            <text:p>HispanicLatino</text:p>
          </table:table-cell>
          <table:table-cell office:value-type="string" calcext:value-type="string">
            <text:p>RaceDesc</text:p>
          </table:table-cell>
          <table:table-cell table:style-name="Default" office:value-type="string" calcext:value-type="string">
            <text:p>DateofHire</text:p>
          </table:table-cell>
          <table:table-cell office:value-type="string" calcext:value-type="string">
            <text:p>EmploymentStatu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nagerName</text:p>
          </table:table-cell>
          <table:table-cell office:value-type="string" calcext:value-type="string">
            <text:p>ManagerID</text:p>
          </table:table-cell>
          <table:table-cell office:value-type="string" calcext:value-type="string">
            <text:p>RecruitmentSource</text:p>
          </table:table-cell>
          <table:table-cell office:value-type="string" calcext:value-type="string">
            <text:p>PerformanceScore</text:p>
          </table:table-cell>
          <table:table-cell office:value-type="string" calcext:value-type="string">
            <text:p>EngagementSurvey</text:p>
          </table:table-cell>
          <table:table-cell office:value-type="string" calcext:value-type="string">
            <text:p>EmpSatisfaction</text:p>
          </table:table-cell>
          <table:table-cell office:value-type="string" calcext:value-type="string">
            <text:p>SpecialProjectsCount</text:p>
          </table:table-cell>
          <table:table-cell office:value-type="string" calcext:value-type="string">
            <text:p>clusters</text:p>
          </table:table-cell>
        </table:table-row>
        <table:table-row table:style-name="ro1">
          <table:table-cell office:value-type="string" calcext:value-type="string">
            <text:p>Brown, Mia</text:p>
          </table:table-cell>
          <table:table-cell office:value-type="float" office:value="1103024456" calcext:value-type="float">
            <text:p>1103024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WI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1/24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0/27/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randon R. Le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otonda, William <text:s/></text:p>
          </table:table-cell>
          <table:table-cell office:value-type="float" office:value="1106026572" calcext:value-type="float">
            <text:p>11060265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TX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/26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randon R. Le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ns, Tyrone <text:s/></text:p>
          </table:table-cell>
          <table:table-cell office:value-type="float" office:value="1302053333" calcext:value-type="float">
            <text:p>130205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TX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9/1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randon R. Le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Fully Meets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ard, Estelle</text:p>
          </table:table-cell>
          <table:table-cell office:value-type="float" office:value="1211050782" calcext:value-type="float">
            <text:p>1211050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C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9/16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randon R. Le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24" calcext:value-type="float">
            <text:p>3.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h, Nan </text:p>
          </table:table-cell>
          <table:table-cell office:value-type="float" office:value="1307059817" calcext:value-type="float">
            <text:p>1307059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5/19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randon R. Le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, Leigh Ann</text:p>
          </table:table-cell>
          <table:table-cell office:value-type="float" office:value="711007713" calcext:value-type="float">
            <text:p>711007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IN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6/14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randon R. Le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bury, Jessica</text:p>
          </table:table-cell>
          <table:table-cell office:value-type="float" office:value="1504073368" calcext:value-type="float">
            <text:p>1504073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NY</text:p>
          </table:table-cell>
          <table:table-cell office:value-type="float" office:value="21851" calcext:value-type="float">
            <text:p>21851</text:p>
          </table:table-cell>
          <table:table-cell office:value-type="string" calcext:value-type="string">
            <text:p>6/1/19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8/1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ter, Michelle </text:p>
          </table:table-cell>
          <table:table-cell office:value-type="float" office:value="1403065721" calcext:value-type="float">
            <text:p>1403065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FL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5/15/1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8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etrich, Jenna <text:s/></text:p>
          </table:table-cell>
          <table:table-cell office:value-type="float" office:value="1408069481" calcext:value-type="float">
            <text:p>1408069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98052" calcext:value-type="float">
            <text:p>98052</text:p>
          </table:table-cell>
          <table:table-cell office:value-type="string" calcext:value-type="string">
            <text:p>5/14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PIP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tale, Alfred</text:p>
          </table:table-cell>
          <table:table-cell office:value-type="float" office:value="1306059197" calcext:value-type="float">
            <text:p>13060591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MD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9/14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erican Indian or Alaska Native</text:p>
          </table:table-cell>
          <table:table-cell office:value-type="string" calcext:value-type="string">
            <text:p>8/18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edman, Gerry</text:p>
          </table:table-cell>
          <table:table-cell office:value-type="float" office:value="1204032843" calcext:value-type="float">
            <text:p>1204032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CT</text:p>
          </table:table-cell>
          <table:table-cell office:value-type="float" office:value="10171" calcext:value-type="float">
            <text:p>10171</text:p>
          </table:table-cell>
          <table:table-cell office:value-type="string" calcext:value-type="string">
            <text:p>2/24/196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3/7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3.65" calcext:value-type="float">
            <text:p>3.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ll, Whitney <text:s/></text:p>
          </table:table-cell>
          <table:table-cell office:value-type="float" office:value="1302053046" calcext:value-type="float">
            <text:p>13020530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DC</text:p>
          </table:table-cell>
          <table:table-cell office:value-type="float" office:value="43050" calcext:value-type="float">
            <text:p>43050</text:p>
          </table:table-cell>
          <table:table-cell office:value-type="string" calcext:value-type="string">
            <text:p>7/10/1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zales, Ricardo</text:p>
          </table:table-cell>
          <table:table-cell office:value-type="float" office:value="1411071481" calcext:value-type="float">
            <text:p>14110714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KS</text:p>
          </table:table-cell>
          <table:table-cell office:value-type="float" office:value="83706" calcext:value-type="float">
            <text:p>83706</text:p>
          </table:table-cell>
          <table:table-cell office:value-type="string" calcext:value-type="string">
            <text:p>10/12/195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lianno, Mike</text:p>
          </table:table-cell>
          <table:table-cell office:value-type="float" office:value="1001167253" calcext:value-type="float">
            <text:p>100116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2/9/196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3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ruth, Giovanni</text:p>
          </table:table-cell>
          <table:table-cell office:value-type="float" office:value="1412071660" calcext:value-type="float">
            <text:p>14120716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MI</text:p>
          </table:table-cell>
          <table:table-cell office:value-type="float" office:value="84111" calcext:value-type="float">
            <text:p>84111</text:p>
          </table:table-cell>
          <table:table-cell office:value-type="string" calcext:value-type="string">
            <text:p>12/27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3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4.53" calcext:value-type="float">
            <text:p>4.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laney, Howard</text:p>
          </table:table-cell>
          <table:table-cell office:value-type="float" office:value="1306057978" calcext:value-type="float">
            <text:p>1306057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OR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11/2/197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PIP</text:p>
          </table:table-cell>
          <table:table-cell office:value-type="float" office:value="1.93" calcext:value-type="float">
            <text:p>1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zark, Travis</text:p>
          </table:table-cell>
          <table:table-cell office:value-type="float" office:value="812011761" calcext:value-type="float">
            <text:p>812011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WV</text:p>
          </table:table-cell>
          <table:table-cell office:value-type="float" office:value="27229" calcext:value-type="float">
            <text:p>27229</text:p>
          </table:table-cell>
          <table:table-cell office:value-type="string" calcext:value-type="string">
            <text:p>5/19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ong, Caitrin</text:p>
          </table:table-cell>
          <table:table-cell office:value-type="float" office:value="1411071295" calcext:value-type="float">
            <text:p>1411071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NC</text:p>
          </table:table-cell>
          <table:table-cell office:value-type="float" office:value="59102" calcext:value-type="float">
            <text:p>59102</text:p>
          </table:table-cell>
          <table:table-cell office:value-type="string" calcext:value-type="string">
            <text:p>5/12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27/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entin,Jackie</text:p>
          </table:table-cell>
          <table:table-cell office:value-type="float" office:value="1312063714" calcext:value-type="float">
            <text:p>1312063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OH</text:p>
          </table:table-cell>
          <table:table-cell office:value-type="float" office:value="85006" calcext:value-type="float">
            <text:p>85006</text:p>
          </table:table-cell>
          <table:table-cell office:value-type="string" calcext:value-type="string">
            <text:p>5/23/1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2.81" calcext:value-type="float">
            <text:p>2.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ueva, Noah</text:p>
          </table:table-cell>
          <table:table-cell office:value-type="float" office:value="1111030503" calcext:value-type="float">
            <text:p>1111030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CO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7/11/198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3/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ohn Sm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1.77" calcext:value-type="float">
            <text:p>1.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k, Edward</text:p>
          </table:table-cell>
          <table:table-cell office:value-type="float" office:value="1504073313" calcext:value-type="float">
            <text:p>150407331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MA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7/7/197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31" calcext:value-type="float">
            <text:p>3.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, Latia</text:p>
          </table:table-cell>
          <table:table-cell office:value-type="float" office:value="1409070567" calcext:value-type="float">
            <text:p>1409070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AR</text:p>
          </table:table-cell>
          <table:table-cell office:value-type="float" office:value="90007" calcext:value-type="float">
            <text:p>90007</text:p>
          </table:table-cell>
          <table:table-cell office:value-type="string" calcext:value-type="string">
            <text:p>11/8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ceeds</text:p>
          </table:table-cell>
          <table:table-cell office:value-type="float" office:value="4.77" calcext:value-type="float">
            <text:p>4.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val, Maruk </text:p>
          </table:table-cell>
          <table:table-cell office:value-type="float" office:value="1411071302" calcext:value-type="float">
            <text:p>1411071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8/28/196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6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1.64" calcext:value-type="float">
            <text:p>1.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ens, Myriam</text:p>
          </table:table-cell>
          <table:table-cell office:value-type="float" office:value="1203032099" calcext:value-type="float">
            <text:p>1203032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OH</text:p>
          </table:table-cell>
          <table:table-cell office:value-type="float" office:value="46204" calcext:value-type="float">
            <text:p>46204</text:p>
          </table:table-cell>
          <table:table-cell office:value-type="string" calcext:value-type="string">
            <text:p>9/22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1.72" calcext:value-type="float">
            <text:p>1.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remy Prater</text:p>
          </table:table-cell>
          <table:table-cell office:value-type="float" office:value="1001084890" calcext:value-type="float">
            <text:p>10010848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VA</text:p>
          </table:table-cell>
          <table:table-cell office:value-type="float" office:value="89139" calcext:value-type="float">
            <text:p>89139</text:p>
          </table:table-cell>
          <table:table-cell office:value-type="string" calcext:value-type="string">
            <text:p>5/9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PIP</text:p>
          </table:table-cell>
          <table:table-cell office:value-type="float" office:value="1.81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emmich, Bartholemew</text:p>
          </table:table-cell>
          <table:table-cell office:value-type="float" office:value="1104025008" calcext:value-type="float">
            <text:p>1104025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CA</text:p>
          </table:table-cell>
          <table:table-cell office:value-type="float" office:value="80820" calcext:value-type="float">
            <text:p>80820</text:p>
          </table:table-cell>
          <table:table-cell office:value-type="string" calcext:value-type="string">
            <text:p>11/27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2.19" calcext:value-type="float">
            <text:p>2.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s, Joseph</text:p>
          </table:table-cell>
          <table:table-cell office:value-type="float" office:value="1209048771" calcext:value-type="float">
            <text:p>12090487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78207" calcext:value-type="float">
            <text:p>78207</text:p>
          </table:table-cell>
          <table:table-cell office:value-type="string" calcext:value-type="string">
            <text:p>6/11/197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14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2.94" calcext:value-type="float">
            <text:p>2.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Kinzie, Jac</text:p>
          </table:table-cell>
          <table:table-cell office:value-type="float" office:value="1209049326" calcext:value-type="float">
            <text:p>12090493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FL</text:p>
          </table:table-cell>
          <table:table-cell office:value-type="float" office:value="78789" calcext:value-type="float">
            <text:p>78789</text:p>
          </table:table-cell>
          <table:table-cell office:value-type="string" calcext:value-type="string">
            <text:p>7/1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7/6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2.91" calcext:value-type="float">
            <text:p>2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uyen, Dheepa</text:p>
          </table:table-cell>
          <table:table-cell office:value-type="float" office:value="1111030684" calcext:value-type="float">
            <text:p>1111030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WA</text:p>
          </table:table-cell>
          <table:table-cell office:value-type="float" office:value="30428" calcext:value-type="float">
            <text:p>30428</text:p>
          </table:table-cell>
          <table:table-cell office:value-type="string" calcext:value-type="string">
            <text:p>3/31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que, Jasmine</text:p>
          </table:table-cell>
          <table:table-cell office:value-type="float" office:value="1501072180" calcext:value-type="float">
            <text:p>1501072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CA</text:p>
          </table:table-cell>
          <table:table-cell office:value-type="float" office:value="33174" calcext:value-type="float">
            <text:p>33174</text:p>
          </table:table-cell>
          <table:table-cell office:value-type="string" calcext:value-type="string">
            <text:p>5/11/1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s, Xana</text:p>
          </table:table-cell>
          <table:table-cell office:value-type="float" office:value="1102024106" calcext:value-type="float">
            <text:p>1102024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IN</text:p>
          </table:table-cell>
          <table:table-cell office:value-type="float" office:value="40220" calcext:value-type="float">
            <text:p>40220</text:p>
          </table:table-cell>
          <table:table-cell office:value-type="string" calcext:value-type="string">
            <text:p>8/29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ordan, Michael</text:p>
          </table:table-cell>
          <table:table-cell office:value-type="float" office:value="1502072711" calcext:value-type="float">
            <text:p>1502072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NJ</text:p>
          </table:table-cell>
          <table:table-cell office:value-type="float" office:value="58782" calcext:value-type="float">
            <text:p>58782</text:p>
          </table:table-cell>
          <table:table-cell office:value-type="string" calcext:value-type="string">
            <text:p>1/15/196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9/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Exceeds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ry, Sharlene </text:p>
          </table:table-cell>
          <table:table-cell office:value-type="float" office:value="1401064637" calcext:value-type="float">
            <text:p>1401064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97756" calcext:value-type="float">
            <text:p>97756</text:p>
          </table:table-cell>
          <table:table-cell office:value-type="string" calcext:value-type="string">
            <text:p>5/7/19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ynn Daneau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69" calcext:value-type="float">
            <text:p>3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chael, Maggie</text:p>
          </table:table-cell>
          <table:table-cell office:value-type="float" office:value="1009919940" calcext:value-type="float">
            <text:p>1009919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MT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5/12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0/2/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2.02" calcext:value-type="float">
            <text:p>2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h, Jason</text:p>
          </table:table-cell>
          <table:table-cell office:value-type="float" office:value="1009919980" calcext:value-type="float">
            <text:p>1009919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9/4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5/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3.01" calcext:value-type="float">
            <text:p>3.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inghouse, Matthew</text:p>
          </table:table-cell>
          <table:table-cell office:value-type="float" office:value="1009919990" calcext:value-type="float">
            <text:p>10099199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CA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10/24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0/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bert, Robert</text:p>
          </table:table-cell>
          <table:table-cell office:value-type="float" office:value="1009920000" calcext:value-type="float">
            <text:p>1009920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N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6/30/198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20/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paigne, Brian</text:p>
          </table:table-cell>
          <table:table-cell office:value-type="float" office:value="1009919920" calcext:value-type="float">
            <text:p>10099199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OR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2/9/197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6/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Jennifer Zam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mora, Jennifer</text:p>
          </table:table-cell>
          <table:table-cell office:value-type="float" office:value="1112030816" calcext:value-type="float">
            <text:p>11120308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NY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8/30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10/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Exceeds</text:p>
          </table:table-cell>
          <table:table-cell office:value-type="float" office:value="1.12" calcext:value-type="float">
            <text:p>1.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per, Katie</text:p>
          </table:table-cell>
          <table:table-cell office:value-type="float" office:value="1009919950" calcext:value-type="float">
            <text:p>10099199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11/21/1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7/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4.94" calcext:value-type="float">
            <text:p>4.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ker, Renee</text:p>
          </table:table-cell>
          <table:table-cell office:value-type="float" office:value="1102024056" calcext:value-type="float">
            <text:p>1102024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C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4/4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1.87" calcext:value-type="float">
            <text:p>1.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ble, Taisha</text:p>
          </table:table-cell>
          <table:table-cell office:value-type="float" office:value="905013738" calcext:value-type="float">
            <text:p>905013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DC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10/23/1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nandez, Daniff</text:p>
          </table:table-cell>
          <table:table-cell office:value-type="float" office:value="1410071156" calcext:value-type="float">
            <text:p>1410071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W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8/7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33" calcext:value-type="float">
            <text:p>4.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ton, Jayne</text:p>
          </table:table-cell>
          <table:table-cell office:value-type="float" office:value="1105025718" calcext:value-type="float">
            <text:p>1105025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MO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2/21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4.48" calcext:value-type="float">
            <text:p>4.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, Noelle </text:p>
          </table:table-cell>
          <table:table-cell office:value-type="float" office:value="1003018246" calcext:value-type="float">
            <text:p>1003018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MA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11/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ray, Thomas</text:p>
          </table:table-cell>
          <table:table-cell office:value-type="float" office:value="1406068403" calcext:value-type="float">
            <text:p>14060684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FL</text:p>
          </table:table-cell>
          <table:table-cell office:value-type="float" office:value="78230" calcext:value-type="float">
            <text:p>78230</text:p>
          </table:table-cell>
          <table:table-cell office:value-type="string" calcext:value-type="string">
            <text:p>7/4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4.28" calcext:value-type="float">
            <text:p>4.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arson, Randall</text:p>
          </table:table-cell>
          <table:table-cell office:value-type="float" office:value="1102023965" calcext:value-type="float">
            <text:p>1102023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IL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9/5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2/1/2014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1.62" calcext:value-type="float">
            <text:p>1.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wsky, Thelma</text:p>
          </table:table-cell>
          <table:table-cell office:value-type="float" office:value="1108027853" calcext:value-type="float">
            <text:p>1108027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P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9/16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Exceeds</text:p>
          </table:table-cell>
          <table:table-cell office:value-type="float" office:value="3.71" calcext:value-type="float">
            <text:p>3.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y, Lori </text:p>
          </table:table-cell>
          <table:table-cell office:value-type="float" office:value="1407068885" calcext:value-type="float">
            <text:p>1407068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X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10/11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69" calcext:value-type="float">
            <text:p>3.6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s, Ivan</text:p>
          </table:table-cell>
          <table:table-cell office:value-type="float" office:value="1203032255" calcext:value-type="float">
            <text:p>120303225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OH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8/26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er, Jason</text:p>
          </table:table-cell>
          <table:table-cell office:value-type="float" office:value="1111030148" calcext:value-type="float">
            <text:p>11110301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 </text:p>
          </table:table-cell>
          <table:table-cell office:value-type="string" calcext:value-type="string">
            <text:p>MN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12/17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2.19" calcext:value-type="float">
            <text:p>2.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ard, Kramer</text:p>
          </table:table-cell>
          <table:table-cell office:value-type="float" office:value="808010278" calcext:value-type="float">
            <text:p>80801027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T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2/8/197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32" calcext:value-type="float">
            <text:p>3.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ou, Julia</text:p>
          </table:table-cell>
          <table:table-cell office:value-type="float" office:value="1110029732" calcext:value-type="float">
            <text:p>1110029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Y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2/24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ante, Elisa</text:p>
          </table:table-cell>
          <table:table-cell office:value-type="float" office:value="1006020066" calcext:value-type="float">
            <text:p>100602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CA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3/19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5/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ceeds</text:p>
          </table:table-cell>
          <table:table-cell office:value-type="float" office:value="3.02" calcext:value-type="float">
            <text:p>3.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lihan, Debra</text:p>
          </table:table-cell>
          <table:table-cell office:value-type="float" office:value="1009021646" calcext:value-type="float">
            <text:p>1009021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GA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3/17/1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5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22" calcext:value-type="float">
            <text:p>1.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ss, Jason</text:p>
          </table:table-cell>
          <table:table-cell office:value-type="float" office:value="1192991000" calcext:value-type="float">
            <text:p>119299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IN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7/5/198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15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Jennifer Zam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p,Simon</text:p>
          </table:table-cell>
          <table:table-cell office:value-type="float" office:value="1106026933" calcext:value-type="float">
            <text:p>1106026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FL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4/5/197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2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Jennifer Zam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2.96" calcext:value-type="float">
            <text:p>2.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z, Ricardo</text:p>
          </table:table-cell>
          <table:table-cell office:value-type="float" office:value="1001175250" calcext:value-type="float">
            <text:p>1001175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TX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/4/196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Jennifer Zam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51" calcext:value-type="float">
            <text:p>2.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roe, Peter</text:p>
          </table:table-cell>
          <table:table-cell office:value-type="float" office:value="1011022863" calcext:value-type="float">
            <text:p>10110228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MD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10/5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2/1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Jennifer Zam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Needs Improvement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gall, Eric</text:p>
          </table:table-cell>
          <table:table-cell office:value-type="float" office:value="1101023754" calcext:value-type="float">
            <text:p>11010237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TX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7/9/197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Jennifer Zam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yton, Rick</text:p>
          </table:table-cell>
          <table:table-cell office:value-type="float" office:value="1301052902" calcext:value-type="float">
            <text:p>1301052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T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9/5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Eric Doug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2.5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ia, Lisa</text:p>
          </table:table-cell>
          <table:table-cell office:value-type="float" office:value="1501072093" calcext:value-type="float">
            <text:p>1501072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A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7/6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/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Eric Doug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1.21" calcext:value-type="float">
            <text:p>1.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dsay, Leonara </text:p>
          </table:table-cell>
          <table:table-cell office:value-type="float" office:value="602000312" calcext:value-type="float">
            <text:p>60200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FL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10/5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/21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Eric Doug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4.64" calcext:value-type="float">
            <text:p>4.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to, Julia </text:p>
          </table:table-cell>
          <table:table-cell office:value-type="float" office:value="1203032263" calcext:value-type="float">
            <text:p>1203032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VA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3/12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6/10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Eric Doug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rmation Session</text:p>
          </table:table-cell>
          <table:table-cell office:value-type="string" calcext:value-type="string">
            <text:p>Fully Meets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g, Alejandro </text:p>
          </table:table-cell>
          <table:table-cell office:value-type="float" office:value="1212052023" calcext:value-type="float">
            <text:p>12120520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D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1/7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1.84" calcext:value-type="float">
            <text:p>1.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sco, Anthony</text:p>
          </table:table-cell>
          <table:table-cell office:value-type="float" office:value="1102024173" calcext:value-type="float">
            <text:p>11020241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WV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11/24/198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ormation Session</text:p>
          </table:table-cell>
          <table:table-cell office:value-type="string" calcext:value-type="string">
            <text:p>Fully Meets</text:p>
          </table:table-cell>
          <table:table-cell office:value-type="float" office:value="2.21" calcext:value-type="float">
            <text:p>2.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an, Linda</text:p>
          </table:table-cell>
          <table:table-cell office:value-type="float" office:value="1101023540" calcext:value-type="float">
            <text:p>1101023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DC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7/18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11" calcext:value-type="float">
            <text:p>4.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lez, Maria</text:p>
          </table:table-cell>
          <table:table-cell office:value-type="float" office:value="1988299991" calcext:value-type="float">
            <text:p>1988299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OK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4/16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61" calcext:value-type="float">
            <text:p>4.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los, Carlos</text:p>
          </table:table-cell>
          <table:table-cell office:value-type="float" office:value="1012023013" calcext:value-type="float">
            <text:p>1012023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J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6/18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PIP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way, Tanya</text:p>
          </table:table-cell>
          <table:table-cell office:value-type="float" office:value="1001956578" calcext:value-type="float">
            <text:p>1001956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X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4/4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pard, Anita </text:p>
          </table:table-cell>
          <table:table-cell office:value-type="float" office:value="906014183" calcext:value-type="float">
            <text:p>906014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4/14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dinnick, Neville </text:p>
          </table:table-cell>
          <table:table-cell office:value-type="float" office:value="1104025466" calcext:value-type="float">
            <text:p>11040254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AZ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5/5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pin, Jumil</text:p>
          </table:table-cell>
          <table:table-cell office:value-type="float" office:value="1411071506" calcext:value-type="float">
            <text:p>14110715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HI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3/31/196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, Janet</text:p>
          </table:table-cell>
          <table:table-cell office:value-type="float" office:value="1001495124" calcext:value-type="float">
            <text:p>1001495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V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9/21/1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ecutive Office</text:p>
          </table:table-cell>
          <table:table-cell office:value-type="string" calcext:value-type="string">
            <text:p>Board of Direct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4.83" calcext:value-type="float">
            <text:p>4.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t, Michael <text:s/></text:p>
          </table:table-cell>
          <table:table-cell office:value-type="float" office:value="1501072311" calcext:value-type="float">
            <text:p>15010723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MO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10/10/196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zzi, Charles</text:p>
          </table:table-cell>
          <table:table-cell office:value-type="float" office:value="1303054580" calcext:value-type="float">
            <text:p>1303054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AL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3/10/197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ler, Webster <text:s/>L</text:p>
          </table:table-cell>
          <table:table-cell office:value-type="float" office:value="1110029990" calcext:value-type="float">
            <text:p>11100299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DC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8/9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28/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Exceed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n, Amy <text:s/></text:p>
          </table:table-cell>
          <table:table-cell office:value-type="float" office:value="1409070147" calcext:value-type="float">
            <text:p>1409070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GA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11/28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18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4.52" calcext:value-type="float">
            <text:p>4.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, Elijiah <text:s/></text:p>
          </table:table-cell>
          <table:table-cell office:value-type="float" office:value="1307060077" calcext:value-type="float">
            <text:p>13070600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OH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7/11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/2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63" calcext:value-type="float">
            <text:p>4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gland, Jonathan </text:p>
          </table:table-cell>
          <table:table-cell office:value-type="float" office:value="1001944783" calcext:value-type="float">
            <text:p>10019447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NH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7/1/197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78" calcext:value-type="float">
            <text:p>4.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ediato, Walter</text:p>
          </table:table-cell>
          <table:table-cell office:value-type="float" office:value="1403065874" calcext:value-type="float">
            <text:p>1403065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TN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11/15/197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/21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eds Improvement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big, Ketsia</text:p>
          </table:table-cell>
          <table:table-cell office:value-type="float" office:value="1103024679" calcext:value-type="float">
            <text:p>1103024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TN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10/26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Exceeds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er, Brannon</text:p>
          </table:table-cell>
          <table:table-cell office:value-type="float" office:value="1107027351" calcext:value-type="float">
            <text:p>1107027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DC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8/10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8/16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Fully Meets</text:p>
          </table:table-cell>
          <table:table-cell office:value-type="float" office:value="4.37" calcext:value-type="float">
            <text:p>4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son, Ebonee <text:s/></text:p>
          </table:table-cell>
          <table:table-cell office:value-type="float" office:value="1402065355" calcext:value-type="float">
            <text:p>1402065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M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5/9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0/25/2010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Fully Meets</text:p>
          </table:table-cell>
          <table:table-cell office:value-type="float" office:value="4.16" calcext:value-type="float">
            <text:p>4.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rea, Kelley</text:p>
          </table:table-cell>
          <table:table-cell office:value-type="float" office:value="1102024149" calcext:value-type="float">
            <text:p>1102024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CA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9/30/1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0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4.83" calcext:value-type="float">
            <text:p>4.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ley, David </text:p>
          </table:table-cell>
          <table:table-cell office:value-type="float" office:value="1000974650" calcext:value-type="float">
            <text:p>10009746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PA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12/17/197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20/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Needs Improvement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livan, Kissy </text:p>
          </table:table-cell>
          <table:table-cell office:value-type="float" office:value="1405067298" calcext:value-type="float">
            <text:p>1405067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G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3/28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8/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3.73" calcext:value-type="float">
            <text:p>3.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ace, Courtney <text:s/>E</text:p>
          </table:table-cell>
          <table:table-cell office:value-type="float" office:value="1410071026" calcext:value-type="float">
            <text:p>1410071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SC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11/14/1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, Linda <text:s/></text:p>
          </table:table-cell>
          <table:table-cell office:value-type="float" office:value="1304055947" calcext:value-type="float">
            <text:p>1304055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5/22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stein, Sean</text:p>
          </table:table-cell>
          <table:table-cell office:value-type="float" office:value="1109029366" calcext:value-type="float">
            <text:p>1109029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N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12/22/197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vukula, Enola</text:p>
          </table:table-cell>
          <table:table-cell office:value-type="float" office:value="1101023394" calcext:value-type="float">
            <text:p>1101023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Y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8/27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/2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mone, Carl </text:p>
          </table:table-cell>
          <table:table-cell office:value-type="float" office:value="1501072124" calcext:value-type="float">
            <text:p>15010721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FL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4/19/196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PIP</text:p>
          </table:table-cell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andes, Nilson <text:s/></text:p>
          </table:table-cell>
          <table:table-cell office:value-type="float" office:value="1302053339" calcext:value-type="float">
            <text:p>13020533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WI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10/18/198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PIP</text:p>
          </table:table-cell>
          <table:table-cell office:value-type="float" office:value="1.56" calcext:value-type="float">
            <text:p>1.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ifalco, Evelyn</text:p>
          </table:table-cell>
          <table:table-cell office:value-type="float" office:value="1204032927" calcext:value-type="float">
            <text:p>12040329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KY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5/8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3.39" calcext:value-type="float">
            <text:p>3.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on, Kara</text:p>
          </table:table-cell>
          <table:table-cell office:value-type="float" office:value="1404066622" calcext:value-type="float">
            <text:p>1404066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I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5/2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Exceeds</text:p>
          </table:table-cell>
          <table:table-cell office:value-type="float" office:value="4.76" calcext:value-type="float">
            <text:p>4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ll, Alexandra <text:s/></text:p>
          </table:table-cell>
          <table:table-cell office:value-type="float" office:value="903013071" calcext:value-type="float">
            <text:p>903013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FL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10/8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49" calcext:value-type="float">
            <text:p>3.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, Samuel</text:p>
          </table:table-cell>
          <table:table-cell office:value-type="float" office:value="1201031032" calcext:value-type="float">
            <text:p>12010310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G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11/9/197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4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y Per Click</text:p>
          </table:table-cell>
          <table:table-cell office:value-type="string" calcext:value-type="string">
            <text:p>Fully Meets</text:p>
          </table:table-cell>
          <table:table-cell office:value-type="float" office:value="3.08" calcext:value-type="float">
            <text:p>3.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zi, Horia</text:p>
          </table:table-cell>
          <table:table-cell office:value-type="float" office:value="1204033044" calcext:value-type="float">
            <text:p>12040330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A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3/28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1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18" calcext:value-type="float">
            <text:p>3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ry, Shakira</text:p>
          </table:table-cell>
          <table:table-cell office:value-type="float" office:value="1109029186" calcext:value-type="float">
            <text:p>1109029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VA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7/20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3.45" calcext:value-type="float">
            <text:p>3.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son, Alain <text:s/></text:p>
          </table:table-cell>
          <table:table-cell office:value-type="float" office:value="1206038000" calcext:value-type="float">
            <text:p>1206038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WI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/7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elds, Seffi</text:p>
          </table:table-cell>
          <table:table-cell office:value-type="float" office:value="1205033102" calcext:value-type="float">
            <text:p>1205033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A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8/24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4.81" calcext:value-type="float">
            <text:p>4.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amstern, Sophia</text:p>
          </table:table-cell>
          <table:table-cell office:value-type="float" office:value="1404066739" calcext:value-type="float">
            <text:p>1404066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C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5/9/19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3.98" calcext:value-type="float">
            <text:p>3.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ber, Barry</text:p>
          </table:table-cell>
          <table:table-cell office:value-type="float" office:value="1101023839" calcext:value-type="float">
            <text:p>11010238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D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9/9/196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hiochi, Linda</text:p>
          </table:table-cell>
          <table:table-cell office:value-type="float" office:value="1212051409" calcext:value-type="float">
            <text:p>1212051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WV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2/11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7/6/2009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is, Helen</text:p>
          </table:table-cell>
          <table:table-cell office:value-type="float" office:value="1308060366" calcext:value-type="float">
            <text:p>1308060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IN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9/1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key, Elijian</text:p>
          </table:table-cell>
          <table:table-cell office:value-type="float" office:value="1407069280" calcext:value-type="float">
            <text:p>14070692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N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8/26/198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6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Exceeds</text:p>
          </table:table-cell>
          <table:table-cell office:value-type="float" office:value="1.97" calcext:value-type="float">
            <text:p>1.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occo, Lily </text:p>
          </table:table-cell>
          <table:table-cell office:value-type="float" office:value="1209048696" calcext:value-type="float">
            <text:p>1209048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X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12/2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7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Needs Improvement</text:p>
          </table:table-cell>
          <table:table-cell office:value-type="float" office:value="3.88" calcext:value-type="float">
            <text:p>3.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delia, <text:s/>Libby</text:p>
          </table:table-cell>
          <table:table-cell office:value-type="float" office:value="1006020020" calcext:value-type="float">
            <text:p>1006020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GA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3/16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lez, Cayo</text:p>
          </table:table-cell>
          <table:table-cell office:value-type="float" office:value="1411071212" calcext:value-type="float">
            <text:p>1411071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AR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9/29/196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erican Indian or Alaska Native</text:p>
          </table:table-cell>
          <table:table-cell office:value-type="string" calcext:value-type="string">
            <text:p>7/11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1.83" calcext:value-type="float">
            <text:p>1.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ey, Rose </text:p>
          </table:table-cell>
          <table:table-cell office:value-type="float" office:value="1408069882" calcext:value-type="float">
            <text:p>1408069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FL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1/28/1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etschmer, John</text:p>
          </table:table-cell>
          <table:table-cell office:value-type="float" office:value="1311062610" calcext:value-type="float">
            <text:p>13110626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MS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2/2/198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al, Debbie</text:p>
          </table:table-cell>
          <table:table-cell office:value-type="float" office:value="1308060754" calcext:value-type="float">
            <text:p>1308060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PA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11/7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odup, Shari </text:p>
          </table:table-cell>
          <table:table-cell office:value-type="float" office:value="1403066020" calcext:value-type="float">
            <text:p>14030660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X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6/3/1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4/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1.12" calcext:value-type="float">
            <text:p>1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m, Hong</text:p>
          </table:table-cell>
          <table:table-cell office:value-type="float" office:value="1305057440" calcext:value-type="float">
            <text:p>13050574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MN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3/6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son, Elias</text:p>
          </table:table-cell>
          <table:table-cell office:value-type="float" office:value="1011022887" calcext:value-type="float">
            <text:p>10110228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V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1/28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Exceeds</text:p>
          </table:table-cell>
          <table:table-cell office:value-type="float" office:value="3.02" calcext:value-type="float">
            <text:p>3.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ks, Taylor <text:s/></text:p>
          </table:table-cell>
          <table:table-cell office:value-type="float" office:value="1410071137" calcext:value-type="float">
            <text:p>1410071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Y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7/20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PIP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ppett, Jeanette</text:p>
          </table:table-cell>
          <table:table-cell office:value-type="float" office:value="1409070255" calcext:value-type="float">
            <text:p>1409070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6/5/1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4.21" calcext:value-type="float">
            <text:p>4.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barra, Catherine </text:p>
          </table:table-cell>
          <table:table-cell office:value-type="float" office:value="1001268402" calcext:value-type="float">
            <text:p>1001268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V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5/4/1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2/2008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PIP</text:p>
          </table:table-cell>
          <table:table-cell office:value-type="float" office:value="4.29" calcext:value-type="float">
            <text:p>4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zenski, Rachael <text:s/></text:p>
          </table:table-cell>
          <table:table-cell office:value-type="float" office:value="1307060083" calcext:value-type="float">
            <text:p>1307060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N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1/12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79" calcext:value-type="float">
            <text:p>1.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ll, Donna</text:p>
          </table:table-cell>
          <table:table-cell office:value-type="float" office:value="1406068293" calcext:value-type="float">
            <text:p>1406068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8/24/1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35" calcext:value-type="float">
            <text:p>3.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kel, James</text:p>
          </table:table-cell>
          <table:table-cell office:value-type="float" office:value="1599991009" calcext:value-type="float">
            <text:p>1599991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I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9/8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1.51" calcext:value-type="float">
            <text:p>1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brin, Denisa <text:s/>S</text:p>
          </table:table-cell>
          <table:table-cell office:value-type="float" office:value="1202031618" calcext:value-type="float">
            <text:p>12020316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10/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2.79" calcext:value-type="float">
            <text:p>2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cia, Raul</text:p>
          </table:table-cell>
          <table:table-cell office:value-type="float" office:value="1309061015" calcext:value-type="float">
            <text:p>1309061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9/15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don, David</text:p>
          </table:table-cell>
          <table:table-cell office:value-type="float" office:value="1106026579" calcext:value-type="float">
            <text:p>110602657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C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5/21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, Maryellen</text:p>
          </table:table-cell>
          <table:table-cell office:value-type="float" office:value="1201031438" calcext:value-type="float">
            <text:p>1201031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K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9/11/1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2.32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ton, Enrico</text:p>
          </table:table-cell>
          <table:table-cell office:value-type="float" office:value="1304055987" calcext:value-type="float">
            <text:p>13040559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2/9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ce, Shana</text:p>
          </table:table-cell>
          <table:table-cell office:value-type="float" office:value="1401064327" calcext:value-type="float">
            <text:p>1401064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11/22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31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uyen, Lei-Ming</text:p>
          </table:table-cell>
          <table:table-cell office:value-type="float" office:value="1203032357" calcext:value-type="float">
            <text:p>1203032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N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7/7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2.79" calcext:value-type="float">
            <text:p>2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, Brad </text:p>
          </table:table-cell>
          <table:table-cell office:value-type="float" office:value="1001735072" calcext:value-type="float">
            <text:p>1001735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A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11/23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1/5/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, Ashley <text:s/></text:p>
          </table:table-cell>
          <table:table-cell office:value-type="float" office:value="710007555" calcext:value-type="float">
            <text:p>710007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L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12/5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trito, Kristen</text:p>
          </table:table-cell>
          <table:table-cell office:value-type="float" office:value="1405067138" calcext:value-type="float">
            <text:p>1405067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D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3/26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3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office:value-type="float" office:value="1.97" calcext:value-type="float">
            <text:p>1.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g, Mei</text:p>
          </table:table-cell>
          <table:table-cell office:value-type="float" office:value="1012023152" calcext:value-type="float">
            <text:p>101202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5/16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Needs Improvement</text:p>
          </table:table-cell>
          <table:table-cell office:value-type="float" office:value="2.44" calcext:value-type="float">
            <text:p>2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ma, Colleen</text:p>
          </table:table-cell>
          <table:table-cell office:value-type="float" office:value="1211051232" calcext:value-type="float">
            <text:p>1211051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A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8/17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24" calcext:value-type="float">
            <text:p>1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gbe,Trina</text:p>
          </table:table-cell>
          <table:table-cell office:value-type="float" office:value="1011022883" calcext:value-type="float">
            <text:p>1011022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9/27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7/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4.84" calcext:value-type="float">
            <text:p>4.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, Courtney </text:p>
          </table:table-cell>
          <table:table-cell office:value-type="float" office:value="1403066194" calcext:value-type="float">
            <text:p>1403066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0/27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, Lin</text:p>
          </table:table-cell>
          <table:table-cell office:value-type="float" office:value="1305057282" calcext:value-type="float">
            <text:p>1305057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D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2/12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Fully Meets</text:p>
          </table:table-cell>
          <table:table-cell office:value-type="float" office:value="2.73" calcext:value-type="float">
            <text:p>2.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son, Jene'ya </text:p>
          </table:table-cell>
          <table:table-cell office:value-type="float" office:value="1001109612" calcext:value-type="float">
            <text:p>1001109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E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11/5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sen, April</text:p>
          </table:table-cell>
          <table:table-cell office:value-type="float" office:value="1107027392" calcext:value-type="float">
            <text:p>110702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O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5/6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Needs Improvement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ke, Melisa</text:p>
          </table:table-cell>
          <table:table-cell office:value-type="float" office:value="1308060622" calcext:value-type="float">
            <text:p>13080606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5/15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ell, Ludwick</text:p>
          </table:table-cell>
          <table:table-cell office:value-type="float" office:value="1406068241" calcext:value-type="float">
            <text:p>14060682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9/2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5/14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1.83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g, Judy <text:s/></text:p>
          </table:table-cell>
          <table:table-cell office:value-type="float" office:value="1107027450" calcext:value-type="float">
            <text:p>1107027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4/1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don, Allison</text:p>
          </table:table-cell>
          <table:table-cell office:value-type="float" office:value="1101023353" calcext:value-type="float">
            <text:p>1101023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10/22/1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lagh, <text:s/>Dawn</text:p>
          </table:table-cell>
          <table:table-cell office:value-type="float" office:value="1102024121" calcext:value-type="float">
            <text:p>1102024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7/7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76" calcext:value-type="float">
            <text:p>1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jwani, Nina</text:p>
          </table:table-cell>
          <table:table-cell office:value-type="float" office:value="1109029531" calcext:value-type="float">
            <text:p>1109029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5/1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ads, Thomas</text:p>
          </table:table-cell>
          <table:table-cell office:value-type="float" office:value="1211050793" calcext:value-type="float">
            <text:p>12110507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7/22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er, Kamrin</text:p>
          </table:table-cell>
          <table:table-cell office:value-type="float" office:value="1302053362" calcext:value-type="float">
            <text:p>1302053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7/10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3.51" calcext:value-type="float">
            <text:p>3.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well, Barbara</text:p>
          </table:table-cell>
          <table:table-cell office:value-type="float" office:value="1407069061" calcext:value-type="float">
            <text:p>1407069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8/15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5/14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2.77" calcext:value-type="float">
            <text:p>2.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ace, Theresa</text:p>
          </table:table-cell>
          <table:table-cell office:value-type="float" office:value="1101023619" calcext:value-type="float">
            <text:p>1101023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8/2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3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Needs Improvement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one, Francesco <text:s/>A</text:p>
          </table:table-cell>
          <table:table-cell office:value-type="float" office:value="1101023679" calcext:value-type="float">
            <text:p>11010236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D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7/20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2/2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1.41" calcext:value-type="float">
            <text:p>1.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ey, Michael <text:s/></text:p>
          </table:table-cell>
          <table:table-cell office:value-type="float" office:value="1311063114" calcext:value-type="float">
            <text:p>1311063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2/2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3/31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4.43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tt, Lisa </text:p>
          </table:table-cell>
          <table:table-cell office:value-type="float" office:value="1403066069" calcext:value-type="float">
            <text:p>1403066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Y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3/31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4.73" calcext:value-type="float">
            <text:p>4.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dahl, Jean</text:p>
          </table:table-cell>
          <table:table-cell office:value-type="float" office:value="1007020403" calcext:value-type="float">
            <text:p>1007020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C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5/31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86" calcext:value-type="float">
            <text:p>1.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land, Rex</text:p>
          </table:table-cell>
          <table:table-cell office:value-type="float" office:value="1101023612" calcext:value-type="float">
            <text:p>11010236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O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8/25/197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1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2.05" calcext:value-type="float">
            <text:p>2.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l, Barbara</text:p>
          </table:table-cell>
          <table:table-cell office:value-type="float" office:value="1105026041" calcext:value-type="float">
            <text:p>1105026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12/2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, Paula</text:p>
          </table:table-cell>
          <table:table-cell office:value-type="float" office:value="1103024859" calcext:value-type="float">
            <text:p>11030248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S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5/21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1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haveri, Sneha <text:s/></text:p>
          </table:table-cell>
          <table:table-cell office:value-type="float" office:value="1412071713" calcext:value-type="float">
            <text:p>1412071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4/13/19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el, Jonathan <text:s/>R</text:p>
          </table:table-cell>
          <table:table-cell office:value-type="float" office:value="1107027575" calcext:value-type="float">
            <text:p>1107027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J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10/18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1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ds, Elizabeth</text:p>
          </table:table-cell>
          <table:table-cell office:value-type="float" office:value="1409070245" calcext:value-type="float">
            <text:p>1409070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5/30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4.18" calcext:value-type="float">
            <text:p>4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turnka, Adeel</text:p>
          </table:table-cell>
          <table:table-cell office:value-type="float" office:value="1404066949" calcext:value-type="float">
            <text:p>14040669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I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12/11/197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Exceeds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jabhi, Louis <text:s/></text:p>
          </table:table-cell>
          <table:table-cell office:value-type="float" office:value="1401064562" calcext:value-type="float">
            <text:p>1401064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VA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6/19/196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r-Beckles, Melinda</text:p>
          </table:table-cell>
          <table:table-cell office:value-type="float" office:value="1410070998" calcext:value-type="float">
            <text:p>14100709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6/6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7/4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Needs Improvement</text:p>
          </table:table-cell>
          <table:table-cell office:value-type="float" office:value="1.12" calcext:value-type="float">
            <text:p>1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ica, Rick</text:p>
          </table:table-cell>
          <table:table-cell office:value-type="float" office:value="1106026896" calcext:value-type="float">
            <text:p>11060268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3/14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39" calcext:value-type="float">
            <text:p>1.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, Colleen</text:p>
          </table:table-cell>
          <table:table-cell office:value-type="float" office:value="1011022814" calcext:value-type="float">
            <text:p>1011022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6/3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Exceeds</text:p>
          </table:table-cell>
          <table:table-cell office:value-type="float" office:value="2.79" calcext:value-type="float">
            <text:p>2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wal, Sam</text:p>
          </table:table-cell>
          <table:table-cell office:value-type="float" office:value="1301052124" calcext:value-type="float">
            <text:p>13010521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2/18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den, Lowan <text:s/>M</text:p>
          </table:table-cell>
          <table:table-cell office:value-type="float" office:value="1412071844" calcext:value-type="float">
            <text:p>14120718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2/27/1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rpiszewski, Caroline <text:s/></text:p>
          </table:table-cell>
          <table:table-cell office:value-type="float" office:value="1012023295" calcext:value-type="float">
            <text:p>1012023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5/31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-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0/3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58" calcext:value-type="float">
            <text:p>3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kinson, Geoff </text:p>
          </table:table-cell>
          <table:table-cell office:value-type="float" office:value="706006285" calcext:value-type="float">
            <text:p>706006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11/15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1.13" calcext:value-type="float">
            <text:p>1.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eira, Violeta</text:p>
          </table:table-cell>
          <table:table-cell office:value-type="float" office:value="803009012" calcext:value-type="float">
            <text:p>803009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6/10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1.85" calcext:value-type="float">
            <text:p>1.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, Shenice <text:s/></text:p>
          </table:table-cell>
          <table:table-cell office:value-type="float" office:value="1408069539" calcext:value-type="float">
            <text:p>1408069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6/18/1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1.94" calcext:value-type="float">
            <text:p>1.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tzman, Anthony</text:p>
          </table:table-cell>
          <table:table-cell office:value-type="float" office:value="1002017900" calcext:value-type="float">
            <text:p>1002017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R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1/4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3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4.17" calcext:value-type="float">
            <text:p>4.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app, Bradley <text:s/>J</text:p>
          </table:table-cell>
          <table:table-cell office:value-type="float" office:value="1304055683" calcext:value-type="float">
            <text:p>13040556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GA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11/10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ey, Lauren <text:s/></text:p>
          </table:table-cell>
          <table:table-cell office:value-type="float" office:value="1209049259" calcext:value-type="float">
            <text:p>1209049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A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7/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2.55" calcext:value-type="float">
            <text:p>2.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man, Richard </text:p>
          </table:table-cell>
          <table:table-cell office:value-type="float" office:value="1302053044" calcext:value-type="float">
            <text:p>13020530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4/8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son, Kayla </text:p>
          </table:table-cell>
          <table:table-cell office:value-type="float" office:value="1307059944" calcext:value-type="float">
            <text:p>1307059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PA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9/23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6/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2.72" calcext:value-type="float">
            <text:p>2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son, Cherly</text:p>
          </table:table-cell>
          <table:table-cell office:value-type="float" office:value="1403065625" calcext:value-type="float">
            <text:p>1403065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D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1/7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Needs Improvement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, Sade</text:p>
          </table:table-cell>
          <table:table-cell office:value-type="float" office:value="1501071909" calcext:value-type="float">
            <text:p>1501071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2/2/19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to, Theresa <text:s/></text:p>
          </table:table-cell>
          <table:table-cell office:value-type="float" office:value="1103024504" calcext:value-type="float">
            <text:p>1103024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P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7/30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2.81" calcext:value-type="float">
            <text:p>2.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s, Jacquelyn <text:s/></text:p>
          </table:table-cell>
          <table:table-cell office:value-type="float" office:value="1308060671" calcext:value-type="float">
            <text:p>1308060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10/2/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ra, Thomas</text:p>
          </table:table-cell>
          <table:table-cell office:value-type="float" office:value="1312063507" calcext:value-type="float">
            <text:p>13120635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VA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/21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98" calcext:value-type="float">
            <text:p>1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ali, Josephine </text:p>
          </table:table-cell>
          <table:table-cell office:value-type="float" office:value="1408069635" calcext:value-type="float">
            <text:p>1408069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10/30/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83" calcext:value-type="float">
            <text:p>2.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, Spencer</text:p>
          </table:table-cell>
          <table:table-cell office:value-type="float" office:value="1001450968" calcext:value-type="float">
            <text:p>100145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8/12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7/11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Needs Improvement</text:p>
          </table:table-cell>
          <table:table-cell office:value-type="float" office:value="1.42" calcext:value-type="float">
            <text:p>1.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ton, Marianne</text:p>
          </table:table-cell>
          <table:table-cell office:value-type="float" office:value="1406067865" calcext:value-type="float">
            <text:p>1406067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PA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9/5/1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neau, Hamish</text:p>
          </table:table-cell>
          <table:table-cell office:value-type="float" office:value="1104025414" calcext:value-type="float">
            <text:p>1104025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/18/198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2.61" calcext:value-type="float">
            <text:p>2.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yal, Roxana</text:p>
          </table:table-cell>
          <table:table-cell office:value-type="float" office:value="1312063675" calcext:value-type="float">
            <text:p>1312063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10/9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71" calcext:value-type="float">
            <text:p>1.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obi, Hannah <text:s/></text:p>
          </table:table-cell>
          <table:table-cell office:value-type="float" office:value="1503072857" calcext:value-type="float">
            <text:p>15030728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3/22/1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2.05" calcext:value-type="float">
            <text:p>2.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ch, Dallas</text:p>
          </table:table-cell>
          <table:table-cell office:value-type="float" office:value="1408069409" calcext:value-type="float">
            <text:p>1408069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L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1/17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na, Sandy</text:p>
          </table:table-cell>
          <table:table-cell office:value-type="float" office:value="909015167" calcext:value-type="float">
            <text:p>909015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1/7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7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e, Lynn</text:p>
          </table:table-cell>
          <table:table-cell office:value-type="float" office:value="1206044851" calcext:value-type="float">
            <text:p>1206044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GA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9/30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3/31/2014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PIP</text:p>
          </table:table-cell>
          <table:table-cell office:value-type="float" office:value="3.09" calcext:value-type="float">
            <text:p>3.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, Morissa</text:p>
          </table:table-cell>
          <table:table-cell office:value-type="float" office:value="1102024274" calcext:value-type="float">
            <text:p>1102024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10/15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3.17" calcext:value-type="float">
            <text:p>3.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nton, Janine</text:p>
          </table:table-cell>
          <table:table-cell office:value-type="float" office:value="1011022926" calcext:value-type="float">
            <text:p>10110229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9/22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4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setti, Bruno</text:p>
          </table:table-cell>
          <table:table-cell office:value-type="float" office:value="1405067492" calcext:value-type="float">
            <text:p>1405067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3/18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ford,Barbara <text:s/>M</text:p>
          </table:table-cell>
          <table:table-cell office:value-type="float" office:value="1111030244" calcext:value-type="float">
            <text:p>11110302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8/25/1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era, Abdellah </text:p>
          </table:table-cell>
          <table:table-cell office:value-type="float" office:value="1203032235" calcext:value-type="float">
            <text:p>1203032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1/31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3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Session</text:p>
          </table:table-cell>
          <table:table-cell office:value-type="string" calcext:value-type="string">
            <text:p>Exceeds</text:p>
          </table:table-cell>
          <table:table-cell office:value-type="float" office:value="3.84" calcext:value-type="float">
            <text:p>3.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nolfi, Wilson <text:s/>K</text:p>
          </table:table-cell>
          <table:table-cell office:value-type="float" office:value="1409070522" calcext:value-type="float">
            <text:p>1409070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7/10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office:value-type="float" office:value="2.51" calcext:value-type="float">
            <text:p>2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on, Nader</text:p>
          </table:table-cell>
          <table:table-cell office:value-type="float" office:value="1212051962" calcext:value-type="float">
            <text:p>12120519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I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7/15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4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-line Web application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ce, Beatrice </text:p>
          </table:table-cell>
          <table:table-cell office:value-type="float" office:value="1208048062" calcext:value-type="float">
            <text:p>12080480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1/2/1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mings, <text:s text:c="2"/>Jean</text:p>
          </table:table-cell>
          <table:table-cell office:value-type="float" office:value="1311063172" calcext:value-type="float">
            <text:p>13110631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4/10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6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4.12" calcext:value-type="float">
            <text:p>4.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emera, Miguel</text:p>
          </table:table-cell>
          <table:table-cell office:value-type="float" office:value="1104025243" calcext:value-type="float">
            <text:p>1104025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O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9/2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Needs Improveme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try, Mildred</text:p>
          </table:table-cell>
          <table:table-cell office:value-type="float" office:value="1501072192" calcext:value-type="float">
            <text:p>1501072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10/1/1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schiegl, Joanne</text:p>
          </table:table-cell>
          <table:table-cell office:value-type="float" office:value="1405067064" calcext:value-type="float">
            <text:p>1405067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O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3/23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28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, George</text:p>
          </table:table-cell>
          <table:table-cell office:value-type="float" office:value="1105025721" calcext:value-type="float">
            <text:p>11050257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8/19/195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Exceeds</text:p>
          </table:table-cell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atts, Kramer </text:p>
          </table:table-cell>
          <table:table-cell office:value-type="float" office:value="1301052462" calcext:value-type="float">
            <text:p>1301052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1/19/197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3.07" calcext:value-type="float">
            <text:p>3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ares, Marilyn </text:p>
          </table:table-cell>
          <table:table-cell office:value-type="float" office:value="1206042315" calcext:value-type="float">
            <text:p>1206042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3/26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Fully Meets</text:p>
          </table:table-cell>
          <table:table-cell office:value-type="float" office:value="3.18" calcext:value-type="float">
            <text:p>3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eiros, Jennifer</text:p>
          </table:table-cell>
          <table:table-cell office:value-type="float" office:value="1109029256" calcext:value-type="float">
            <text:p>1109029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9/22/19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wad, Clinton</text:p>
          </table:table-cell>
          <table:table-cell office:value-type="float" office:value="1103024335" calcext:value-type="float">
            <text:p>1103024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1/24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Needs Improvement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rrick, Quinn</text:p>
          </table:table-cell>
          <table:table-cell office:value-type="float" office:value="1208048229" calcext:value-type="float">
            <text:p>1208048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Z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12/31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ki, Nore <text:s/></text:p>
          </table:table-cell>
          <table:table-cell office:value-type="float" office:value="1308060535" calcext:value-type="float">
            <text:p>130806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O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12/21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09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1.53" calcext:value-type="float">
            <text:p>1.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livan, Timothy</text:p>
          </table:table-cell>
          <table:table-cell office:value-type="float" office:value="1201031310" calcext:value-type="float">
            <text:p>12010313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10/7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4.36" calcext:value-type="float">
            <text:p>4.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n Massenbach, Anna</text:p>
          </table:table-cell>
          <table:table-cell office:value-type="float" office:value="1106026474" calcext:value-type="float">
            <text:p>1106026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4/6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5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3.21" calcext:value-type="float">
            <text:p>3.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, Carol </text:p>
          </table:table-cell>
          <table:table-cell office:value-type="float" office:value="1001417624" calcext:value-type="float">
            <text:p>10014176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9/8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11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ker, Scott</text:p>
          </table:table-cell>
          <table:table-cell office:value-type="float" office:value="1110029777" calcext:value-type="float">
            <text:p>111002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4/6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09" calcext:value-type="float">
            <text:p>1.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g, Donovan <text:s/>E</text:p>
          </table:table-cell>
          <table:table-cell office:value-type="float" office:value="1111030129" calcext:value-type="float">
            <text:p>1111030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8/24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Gweck, <text:s/>James</text:p>
          </table:table-cell>
          <table:table-cell office:value-type="float" office:value="1306058816" calcext:value-type="float">
            <text:p>1306058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D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10/31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guson, Susan</text:p>
          </table:table-cell>
          <table:table-cell office:value-type="float" office:value="1502072511" calcext:value-type="float">
            <text:p>1502072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4/14/1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13" calcext:value-type="float">
            <text:p>3.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les, Alex</text:p>
          </table:table-cell>
          <table:table-cell office:value-type="float" office:value="1008020960" calcext:value-type="float">
            <text:p>10080209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8/9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Needs Improvement</text:p>
          </table:table-cell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ngton, Christie </text:p>
          </table:table-cell>
          <table:table-cell office:value-type="float" office:value="1110029602" calcext:value-type="float">
            <text:p>1110029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V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8/18/1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4.64" calcext:value-type="float">
            <text:p>4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sella, Kathleen <text:s/></text:p>
          </table:table-cell>
          <table:table-cell office:value-type="float" office:value="710007401" calcext:value-type="float">
            <text:p>7100074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VA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12/8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nch, Lindsay</text:p>
          </table:table-cell>
          <table:table-cell office:value-type="float" office:value="1001138521" calcext:value-type="float">
            <text:p>10011385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2/14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zi, Colombui</text:p>
          </table:table-cell>
          <table:table-cell office:value-type="float" office:value="1204033041" calcext:value-type="float">
            <text:p>120403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C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5/2/198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6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ech, Emil</text:p>
          </table:table-cell>
          <table:table-cell office:value-type="float" office:value="1307060058" calcext:value-type="float">
            <text:p>130706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3/17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Needs Improvement</text:p>
          </table:table-cell>
          <table:table-cell office:value-type="float" office:value="3.54" calcext:value-type="float">
            <text:p>3.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a, Haley <text:s/></text:p>
          </table:table-cell>
          <table:table-cell office:value-type="float" office:value="1405067642" calcext:value-type="float">
            <text:p>1405067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I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1/12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1/28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Exceeds</text:p>
          </table:table-cell>
          <table:table-cell office:value-type="float" office:value="4.36" calcext:value-type="float">
            <text:p>4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wkumar, Nori</text:p>
          </table:table-cell>
          <table:table-cell office:value-type="float" office:value="807010161" calcext:value-type="float">
            <text:p>807010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K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3/10/1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ares, Desiree <text:s/></text:p>
          </table:table-cell>
          <table:table-cell office:value-type="float" office:value="1405067501" calcext:value-type="float">
            <text:p>1405067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L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4/3/1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Non-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4/27/2009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52" calcext:value-type="float">
            <text:p>2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tier, Scott</text:p>
          </table:table-cell>
          <table:table-cell office:value-type="float" office:value="1307060212" calcext:value-type="float">
            <text:p>130706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5/24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ke, Joelle</text:p>
          </table:table-cell>
          <table:table-cell office:value-type="float" office:value="1011022820" calcext:value-type="float">
            <text:p>1011022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VA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3/2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3/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51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zpatrick, Michael <text:s/>J</text:p>
          </table:table-cell>
          <table:table-cell office:value-type="float" office:value="1109029103" calcext:value-type="float">
            <text:p>1109029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PA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10/1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ynh, Ming</text:p>
          </table:table-cell>
          <table:table-cell office:value-type="float" office:value="1306058509" calcext:value-type="float">
            <text:p>13060585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IN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9/22/19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1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cuso, Karen</text:p>
          </table:table-cell>
          <table:table-cell office:value-type="float" office:value="1304055986" calcext:value-type="float">
            <text:p>1304055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12/10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letier, Ermine</text:p>
          </table:table-cell>
          <table:table-cell office:value-type="float" office:value="1202031821" calcext:value-type="float">
            <text:p>1202031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C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7/18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Needs Improvement</text:p>
          </table:table-cell>
          <table:table-cell office:value-type="float" office:value="1.03" calcext:value-type="float">
            <text:p>1.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zeciak, Cybil</text:p>
          </table:table-cell>
          <table:table-cell office:value-type="float" office:value="1107027551" calcext:value-type="float">
            <text:p>1107027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TX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3/15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ninger, Jennifer</text:p>
          </table:table-cell>
          <table:table-cell office:value-type="float" office:value="1012023226" calcext:value-type="float">
            <text:p>1012023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TX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8/31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1.16" calcext:value-type="float">
            <text:p>1.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lez, Juan</text:p>
          </table:table-cell>
          <table:table-cell office:value-type="float" office:value="1411071324" calcext:value-type="float">
            <text:p>14110713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Y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10/12/196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26/2010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PIP</text:p>
          </table:table-cell>
          <table:table-cell office:value-type="float" office:value="4.35" calcext:value-type="float">
            <text:p>4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ton, Yen</text:p>
          </table:table-cell>
          <table:table-cell office:value-type="float" office:value="1306057810" calcext:value-type="float">
            <text:p>13060578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C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9/8/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1.51" calcext:value-type="float">
            <text:p>1.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er, Ned</text:p>
          </table:table-cell>
          <table:table-cell office:value-type="float" office:value="1205033439" calcext:value-type="float">
            <text:p>1205033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6/29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PI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ngill, Shana <text:s/></text:p>
          </table:table-cell>
          <table:table-cell office:value-type="float" office:value="1103024843" calcext:value-type="float">
            <text:p>1103024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WA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3/10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2.6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throp, Jordan <text:s/></text:p>
          </table:table-cell>
          <table:table-cell office:value-type="float" office:value="1405067188" calcext:value-type="float">
            <text:p>1405067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C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11/7/195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7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1.67" calcext:value-type="float">
            <text:p>1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se, Phil</text:p>
          </table:table-cell>
          <table:table-cell office:value-type="float" office:value="1209048697" calcext:value-type="float">
            <text:p>12090486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Y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11/25/197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30/2010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, Susan</text:p>
          </table:table-cell>
          <table:table-cell office:value-type="float" office:value="1001549006" calcext:value-type="float">
            <text:p>1001549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5/25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2.04" calcext:value-type="float">
            <text:p>2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ford, Lindsey</text:p>
          </table:table-cell>
          <table:table-cell office:value-type="float" office:value="1010022030" calcext:value-type="float">
            <text:p>10100220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SC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7/25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/7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4.52" calcext:value-type="float">
            <text:p>4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fish, Erasumus</text:p>
          </table:table-cell>
          <table:table-cell office:value-type="float" office:value="1404066711" calcext:value-type="float">
            <text:p>140406671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AL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8/17/199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son, May</text:p>
          </table:table-cell>
          <table:table-cell office:value-type="float" office:value="1402065340" calcext:value-type="float">
            <text:p>14020653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9/5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2.19" calcext:value-type="float">
            <text:p>2.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k, Hang <text:s/>T</text:p>
          </table:table-cell>
          <table:table-cell office:value-type="float" office:value="1205033180" calcext:value-type="float">
            <text:p>120503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4/20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well, Betsy</text:p>
          </table:table-cell>
          <table:table-cell office:value-type="float" office:value="1008021030" calcext:value-type="float">
            <text:p>1008021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MN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1/16/1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1.38" calcext:value-type="float">
            <text:p>1.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er, Megan </text:p>
          </table:table-cell>
          <table:table-cell office:value-type="float" office:value="1108028428" calcext:value-type="float">
            <text:p>1108028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MI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9/22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1.49" calcext:value-type="float">
            <text:p>1.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s, Julissa</text:p>
          </table:table-cell>
          <table:table-cell office:value-type="float" office:value="1106026433" calcext:value-type="float">
            <text:p>1106026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V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/11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/6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2.92" calcext:value-type="float">
            <text:p>2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quist, Lisa</text:p>
          </table:table-cell>
          <table:table-cell office:value-type="float" office:value="1001504432" calcext:value-type="float">
            <text:p>1001504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3/28/1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Exceeds</text:p>
          </table:table-cell>
          <table:table-cell office:value-type="float" office:value="1.64" calcext:value-type="float">
            <text:p>1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wlan, Kristie</text:p>
          </table:table-cell>
          <table:table-cell office:value-type="float" office:value="1104025435" calcext:value-type="float">
            <text:p>1104025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MO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11/23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4.53" calcext:value-type="float">
            <text:p>4.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, Joe</text:p>
          </table:table-cell>
          <table:table-cell office:value-type="float" office:value="1001970770" calcext:value-type="float">
            <text:p>10019707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OK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10/30/196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Exceeds</text:p>
          </table:table-cell>
          <table:table-cell office:value-type="float" office:value="2.41" calcext:value-type="float">
            <text:p>2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jeda, Lenora </text:p>
          </table:table-cell>
          <table:table-cell office:value-type="float" office:value="1406068345" calcext:value-type="float">
            <text:p>1406068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TX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5/24/1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k, Kimberly <text:s/></text:p>
          </table:table-cell>
          <table:table-cell office:value-type="float" office:value="1303054329" calcext:value-type="float">
            <text:p>1303054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Y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4/17/1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21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Exceeds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ita, Carla</text:p>
          </table:table-cell>
          <table:table-cell office:value-type="float" office:value="1104025179" calcext:value-type="float">
            <text:p>1104025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MN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2/25/1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4.62" calcext:value-type="float">
            <text:p>4.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kard, Earnest</text:p>
          </table:table-cell>
          <table:table-cell office:value-type="float" office:value="1307059937" calcext:value-type="float">
            <text:p>1307059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FL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8/10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drickson, Trina</text:p>
          </table:table-cell>
          <table:table-cell office:value-type="float" office:value="1011022932" calcext:value-type="float">
            <text:p>1011022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8/27/1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den, Mathew</text:p>
          </table:table-cell>
          <table:table-cell office:value-type="float" office:value="1405067565" calcext:value-type="float">
            <text:p>1405067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W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3/19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formation Session</text:p>
          </table:table-cell>
          <table:table-cell office:value-type="string" calcext:value-type="string">
            <text:p>Fully Meet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n, Patrick</text:p>
          </table:table-cell>
          <table:table-cell office:value-type="float" office:value="1408069503" calcext:value-type="float">
            <text:p>1408069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C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12/3/197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hoo, Adil</text:p>
          </table:table-cell>
          <table:table-cell office:value-type="float" office:value="1106026462" calcext:value-type="float">
            <text:p>110602646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MI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4/26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30/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2.08" calcext:value-type="float">
            <text:p>2.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kett, Benjamin </text:p>
          </table:table-cell>
          <table:table-cell office:value-type="float" office:value="1301052449" calcext:value-type="float">
            <text:p>130105244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V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8/19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eerbuilder</text:p>
          </table:table-cell>
          <table:table-cell office:value-type="string" calcext:value-type="string">
            <text:p>Fully Meets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, Tanya</text:p>
          </table:table-cell>
          <table:table-cell office:value-type="float" office:value="1012023204" calcext:value-type="float">
            <text:p>1012023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MN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11/8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nite, Tayana</text:p>
          </table:table-cell>
          <table:table-cell office:value-type="float" office:value="1008020942" calcext:value-type="float">
            <text:p>10080209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11/6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erican Indian or Alaska Nativ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rthy, Brigit</text:p>
          </table:table-cell>
          <table:table-cell office:value-type="float" office:value="1406067957" calcext:value-type="float">
            <text:p>1406067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AZ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5/21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s, Lauren</text:p>
          </table:table-cell>
          <table:table-cell office:value-type="float" office:value="1411071406" calcext:value-type="float">
            <text:p>1411071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IL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8/1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Exceeds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ker, Roger</text:p>
          </table:table-cell>
          <table:table-cell office:value-type="float" office:value="1011022818" calcext:value-type="float">
            <text:p>10110228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M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2/10/197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8/18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11" calcext:value-type="float">
            <text:p>3.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inkuolie, Sarah</text:p>
          </table:table-cell>
          <table:table-cell office:value-type="float" office:value="1005019209" calcext:value-type="float">
            <text:p>1005019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Y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9/19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s, Daniel</text:p>
          </table:table-cell>
          <table:table-cell office:value-type="float" office:value="1201031274" calcext:value-type="float">
            <text:p>1201031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KY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9/14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sciminski, Phylicia <text:s/></text:p>
          </table:table-cell>
          <table:table-cell office:value-type="float" office:value="1108028351" calcext:value-type="float">
            <text:p>1108028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OR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12/8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erican Indian or Alaska Nativ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2.57" calcext:value-type="float">
            <text:p>2.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f, Mohammed</text:p>
          </table:table-cell>
          <table:table-cell office:value-type="float" office:value="1104025486" calcext:value-type="float">
            <text:p>11040254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SD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5/9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1.84" calcext:value-type="float">
            <text:p>1.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rro, Luisa</text:p>
          </table:table-cell>
          <table:table-cell office:value-type="float" office:value="1001103149" calcext:value-type="float">
            <text:p>1001103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T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4/24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13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Exceeds</text:p>
          </table:table-cell>
          <table:table-cell office:value-type="float" office:value="2.5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son, Peter</text:p>
          </table:table-cell>
          <table:table-cell office:value-type="float" office:value="1499902991" calcext:value-type="float">
            <text:p>1499902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Y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7/3/197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2.48" calcext:value-type="float">
            <text:p>2.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son, Jason</text:p>
          </table:table-cell>
          <table:table-cell office:value-type="float" office:value="1012023010" calcext:value-type="float">
            <text:p>1012023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Y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5/11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4.07" calcext:value-type="float">
            <text:p>4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unt, Dianna</text:p>
          </table:table-cell>
          <table:table-cell office:value-type="float" office:value="1403066125" calcext:value-type="float">
            <text:p>1403066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FL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9/21/1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Needs Improvement</text:p>
          </table:table-cell>
          <table:table-cell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lus, Angela</text:p>
          </table:table-cell>
          <table:table-cell office:value-type="float" office:value="1105025661" calcext:value-type="float">
            <text:p>1105025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TX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8/25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PIP</text:p>
          </table:table-cell>
          <table:table-cell office:value-type="float" office:value="4.59" calcext:value-type="float">
            <text:p>4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berger, Adrienne <text:s/>J</text:p>
          </table:table-cell>
          <table:table-cell office:value-type="float" office:value="1207046956" calcext:value-type="float">
            <text:p>1207046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NY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2/16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Non-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3.03" calcext:value-type="float">
            <text:p>3.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dy, Susan</text:p>
          </table:table-cell>
          <table:table-cell office:value-type="float" office:value="1305056276" calcext:value-type="float">
            <text:p>13050562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FL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12/26/19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4.65" calcext:value-type="float">
            <text:p>4.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manil, Maliki </text:p>
          </table:table-cell>
          <table:table-cell office:value-type="float" office:value="1301052436" calcext:value-type="float">
            <text:p>1301052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FL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12/1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13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an, Constance</text:p>
          </table:table-cell>
          <table:table-cell office:value-type="float" office:value="1012023103" calcext:value-type="float">
            <text:p>101202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ME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11/25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0/26/2009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4.68" calcext:value-type="float">
            <text:p>4.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cheri, Joseph <text:s/></text:p>
          </table:table-cell>
          <table:table-cell office:value-type="float" office:value="1101023457" calcext:value-type="float">
            <text:p>1101023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OK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7/28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cett, Nicole</text:p>
          </table:table-cell>
          <table:table-cell office:value-type="float" office:value="1402065085" calcext:value-type="float">
            <text:p>1402065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9/27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tter, Rosalie</text:p>
          </table:table-cell>
          <table:table-cell office:value-type="float" office:value="1103024924" calcext:value-type="float">
            <text:p>1103024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5/7/1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/5/2015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2.63" calcext:value-type="float">
            <text:p>2.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chester, Robyn</text:p>
          </table:table-cell>
          <table:table-cell office:value-type="float" office:value="1110029623" calcext:value-type="float">
            <text:p>1110029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AL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8/25/19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r, Brooke </text:p>
          </table:table-cell>
          <table:table-cell office:value-type="float" office:value="1001856521" calcext:value-type="float">
            <text:p>1001856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TX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2/11/1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5/14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baud, Kenneth</text:p>
          </table:table-cell>
          <table:table-cell office:value-type="float" office:value="1011022777" calcext:value-type="float">
            <text:p>10110227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CA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9/16/197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/25/2007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1.37" calcext:value-type="float">
            <text:p>1.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eault, Lynn</text:p>
          </table:table-cell>
          <table:table-cell office:value-type="float" office:value="1402065303" calcext:value-type="float">
            <text:p>1402065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FL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4/19/1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5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Debra Houlih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mpew, Donysha</text:p>
          </table:table-cell>
          <table:table-cell office:value-type="float" office:value="1109029264" calcext:value-type="float">
            <text:p>110902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OH</text:p>
          </table:table-cell>
          <table:table-cell office:value-type="float" office:value="19444" calcext:value-type="float">
            <text:p>19444</text:p>
          </table:table-cell>
          <table:table-cell office:value-type="string" calcext:value-type="string">
            <text:p>11/11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Debra Houlih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h, John</text:p>
          </table:table-cell>
          <table:table-cell office:value-type="float" office:value="1499902910" calcext:value-type="float">
            <text:p>14999029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SC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8/16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18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Debra Houlih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Needs Improvement</text:p>
          </table:table-cell>
          <table:table-cell office:value-type="float" office:value="1.62" calcext:value-type="float">
            <text:p>1.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, Binh</text:p>
          </table:table-cell>
          <table:table-cell office:value-type="float" office:value="1009919930" calcext:value-type="float">
            <text:p>1009919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NY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6/14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0/2/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2.09" calcext:value-type="float">
            <text:p>2.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athe, Kurt</text:p>
          </table:table-cell>
          <table:table-cell office:value-type="float" office:value="1009919960" calcext:value-type="float">
            <text:p>1009919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OR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4/25/197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ng, Charlie</text:p>
          </table:table-cell>
          <table:table-cell office:value-type="float" office:value="1009919970" calcext:value-type="float">
            <text:p>10099199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V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7/8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/15/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Brian Champaig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Fully Meets</text:p>
          </table:table-cell>
          <table:table-cell office:value-type="float" office:value="3.42" calcext:value-type="float">
            <text:p>3.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Blanc, Brandon <text:s/>R</text:p>
          </table:table-cell>
          <table:table-cell office:value-type="float" office:value="1102024115" calcext:value-type="float">
            <text:p>11020241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MD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6/10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1.95" calcext:value-type="float">
            <text:p>1.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nn, Sean</text:p>
          </table:table-cell>
          <table:table-cell office:value-type="float" office:value="1206043417" calcext:value-type="float">
            <text:p>12060434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CT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11/6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21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Janet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4.15" calcext:value-type="float">
            <text:p>4.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ola, Colby</text:p>
          </table:table-cell>
          <table:table-cell office:value-type="float" office:value="1107027358" calcext:value-type="float">
            <text:p>1107027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N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5/24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bbio, Judith</text:p>
          </table:table-cell>
          <table:table-cell office:value-type="float" office:value="1101023577" calcext:value-type="float">
            <text:p>11010235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4/5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 Bosque, Keyla</text:p>
          </table:table-cell>
          <table:table-cell office:value-type="float" office:value="1203032498" calcext:value-type="float">
            <text:p>1203032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7/5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ntus, Susan</text:p>
          </table:table-cell>
          <table:table-cell office:value-type="float" office:value="1401064670" calcext:value-type="float">
            <text:p>1401064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5/15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2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Needs Improvement</text:p>
          </table:table-cell>
          <table:table-cell office:value-type="float" office:value="2.55" calcext:value-type="float">
            <text:p>2.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, Sandra</text:p>
          </table:table-cell>
          <table:table-cell office:value-type="float" office:value="1303054625" calcext:value-type="float">
            <text:p>1303054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GA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11/7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1.53" calcext:value-type="float">
            <text:p>1.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onick, Luke</text:p>
          </table:table-cell>
          <table:table-cell office:value-type="float" office:value="1112030979" calcext:value-type="float">
            <text:p>111203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L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2/20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da, Adell</text:p>
          </table:table-cell>
          <table:table-cell office:value-type="float" office:value="1012023185" calcext:value-type="float">
            <text:p>1012023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7/24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1.74" calcext:value-type="float">
            <text:p>1.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abo, Andrew</text:p>
          </table:table-cell>
          <table:table-cell office:value-type="float" office:value="1201031324" calcext:value-type="float">
            <text:p>1201031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5/6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, Edward</text:p>
          </table:table-cell>
          <table:table-cell office:value-type="float" office:value="1102024057" calcext:value-type="float">
            <text:p>110202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6/14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-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8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11" calcext:value-type="float">
            <text:p>1.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water, Alex</text:p>
          </table:table-cell>
          <table:table-cell office:value-type="float" office:value="1001644719" calcext:value-type="float">
            <text:p>1001644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chnical Lead</text:p>
          </table:table-cell>
          <table:table-cell office:value-type="string" calcext:value-type="string">
            <text:p>TX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11/22/196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5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Jennifer Zam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84" calcext:value-type="float">
            <text:p>3.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ter-Baker, Amy</text:p>
          </table:table-cell>
          <table:table-cell office:value-type="float" office:value="1201031308" calcext:value-type="float">
            <text:p>1201031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F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4/16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oard of Direct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twell, Bonalyn</text:p>
          </table:table-cell>
          <table:table-cell office:value-type="float" office:value="1307060188" calcext:value-type="float">
            <text:p>1307060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AL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4/4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min Offices</text:p>
          </table:table-cell>
          <table:table-cell office:value-type="string" calcext:value-type="string">
            <text:p>Brandon R. LeBla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t Sidi, Karthikeyan <text:s text:c="2"/></text:p>
          </table:table-cell>
          <table:table-cell office:value-type="float" office:value="1307060199" calcext:value-type="float">
            <text:p>1307060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X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5/5/197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y Intranet - Partner</text:p>
          </table:table-cell>
          <table:table-cell office:value-type="string" calcext:value-type="string">
            <text:p>Fully Meets</text:p>
          </table:table-cell>
          <table:table-cell office:value-type="float" office:value="4.96" calcext:value-type="float">
            <text:p>4.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, Claudia <text:s/>N</text:p>
          </table:table-cell>
          <table:table-cell office:value-type="float" office:value="1010022337" calcext:value-type="float">
            <text:p>1010022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X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6/6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6/30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is, Donald <text:s/></text:p>
          </table:table-cell>
          <table:table-cell office:value-type="float" office:value="1412071562" calcext:value-type="float">
            <text:p>141207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FL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7/30/196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2.94" calcext:value-type="float">
            <text:p>2.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ehrich, Bianca</text:p>
          </table:table-cell>
          <table:table-cell office:value-type="float" office:value="1111030266" calcext:value-type="float">
            <text:p>1111030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chnical Architect</text:p>
          </table:table-cell>
          <table:table-cell office:value-type="string" calcext:value-type="string">
            <text:p>TX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5/27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Simon 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3.88" calcext:value-type="float">
            <text:p>3.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e, Ann <text:s/></text:p>
          </table:table-cell>
          <table:table-cell office:value-type="float" office:value="1411071312" calcext:value-type="float">
            <text:p>1411071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MD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1/18/1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iri, <text:s/>Jyoti</text:p>
          </table:table-cell>
          <table:table-cell office:value-type="float" office:value="1108028108" calcext:value-type="float">
            <text:p>110802810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ID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4/23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46" calcext:value-type="float">
            <text:p>4.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zoglou, Jeremiah <text:s/></text:p>
          </table:table-cell>
          <table:table-cell office:value-type="float" office:value="904013591" calcext:value-type="float">
            <text:p>9040135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CA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2/9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6/30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3.27" calcext:value-type="float">
            <text:p>3.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, Joe</text:p>
          </table:table-cell>
          <table:table-cell office:value-type="float" office:value="1308060959" calcext:value-type="float">
            <text:p>1308060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NY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9/9/196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field, Sarah</text:p>
          </table:table-cell>
          <table:table-cell office:value-type="float" office:value="1301052347" calcext:value-type="float">
            <text:p>13010523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 Analyst</text:p>
          </table:table-cell>
          <table:table-cell office:value-type="string" calcext:value-type="string">
            <text:p>TX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5/2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T/IS</text:p>
          </table:table-cell>
          <table:table-cell office:value-type="string" calcext:value-type="string">
            <text:p>Peter Monr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1.06" calcext:value-type="float">
            <text:p>1.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, Linda <text:s/></text:p>
          </table:table-cell>
          <table:table-cell office:value-type="float" office:value="1304055947" calcext:value-type="float">
            <text:p>1304055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5/22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stein, Sean</text:p>
          </table:table-cell>
          <table:table-cell office:value-type="float" office:value="1109029366" calcext:value-type="float">
            <text:p>1109029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M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12/22/197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vukula, Enola</text:p>
          </table:table-cell>
          <table:table-cell office:value-type="float" office:value="1101023394" calcext:value-type="float">
            <text:p>1101023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8/27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/2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mone, Carl </text:p>
          </table:table-cell>
          <table:table-cell office:value-type="float" office:value="1501072124" calcext:value-type="float">
            <text:p>15010721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4/19/196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PIP</text:p>
          </table:table-cell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andes, Nilson <text:s/></text:p>
          </table:table-cell>
          <table:table-cell office:value-type="float" office:value="1302053339" calcext:value-type="float">
            <text:p>130205333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10/18/198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PIP</text:p>
          </table:table-cell>
          <table:table-cell office:value-type="float" office:value="1.56" calcext:value-type="float">
            <text:p>1.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ifalco, Evelyn</text:p>
          </table:table-cell>
          <table:table-cell office:value-type="float" office:value="1204032927" calcext:value-type="float">
            <text:p>1204032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GA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5/8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3.39" calcext:value-type="float">
            <text:p>3.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on, Kara</text:p>
          </table:table-cell>
          <table:table-cell office:value-type="float" office:value="1404066622" calcext:value-type="float">
            <text:p>1404066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5/2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Exceeds</text:p>
          </table:table-cell>
          <table:table-cell office:value-type="float" office:value="4.76" calcext:value-type="float">
            <text:p>4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ll, Alexandra <text:s/></text:p>
          </table:table-cell>
          <table:table-cell office:value-type="float" office:value="903013071" calcext:value-type="float">
            <text:p>903013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10/8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49" calcext:value-type="float">
            <text:p>3.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, Samuel</text:p>
          </table:table-cell>
          <table:table-cell office:value-type="float" office:value="1201031032" calcext:value-type="float">
            <text:p>12010310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E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11/9/197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4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y Per Click</text:p>
          </table:table-cell>
          <table:table-cell office:value-type="string" calcext:value-type="string">
            <text:p>Fully Meets</text:p>
          </table:table-cell>
          <table:table-cell office:value-type="float" office:value="3.08" calcext:value-type="float">
            <text:p>3.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zi, Horia</text:p>
          </table:table-cell>
          <table:table-cell office:value-type="float" office:value="1204033044" calcext:value-type="float">
            <text:p>12040330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A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3/28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1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18" calcext:value-type="float">
            <text:p>3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ry, Shakira</text:p>
          </table:table-cell>
          <table:table-cell office:value-type="float" office:value="1109029186" calcext:value-type="float">
            <text:p>1109029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7/20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3.45" calcext:value-type="float">
            <text:p>3.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son, Alain <text:s/></text:p>
          </table:table-cell>
          <table:table-cell office:value-type="float" office:value="1206038000" calcext:value-type="float">
            <text:p>1206038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PA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/7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elds, Seffi</text:p>
          </table:table-cell>
          <table:table-cell office:value-type="float" office:value="1205033102" calcext:value-type="float">
            <text:p>1205033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8/24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4.81" calcext:value-type="float">
            <text:p>4.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amstern, Sophia</text:p>
          </table:table-cell>
          <table:table-cell office:value-type="float" office:value="1404066739" calcext:value-type="float">
            <text:p>1404066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5/9/19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3.98" calcext:value-type="float">
            <text:p>3.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ber, Barry</text:p>
          </table:table-cell>
          <table:table-cell office:value-type="float" office:value="1101023839" calcext:value-type="float">
            <text:p>11010238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9/9/196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Amy Du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hiochi, Linda</text:p>
          </table:table-cell>
          <table:table-cell office:value-type="float" office:value="1212051409" calcext:value-type="float">
            <text:p>1212051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2/11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7/6/2009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is, Helen</text:p>
          </table:table-cell>
          <table:table-cell office:value-type="float" office:value="1308060366" calcext:value-type="float">
            <text:p>1308060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9/1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Exceed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key, Elijian</text:p>
          </table:table-cell>
          <table:table-cell office:value-type="float" office:value="1407069280" calcext:value-type="float">
            <text:p>14070692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8/26/198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6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Exceeds</text:p>
          </table:table-cell>
          <table:table-cell office:value-type="float" office:value="1.97" calcext:value-type="float">
            <text:p>1.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occo, Lily </text:p>
          </table:table-cell>
          <table:table-cell office:value-type="float" office:value="1209048696" calcext:value-type="float">
            <text:p>1209048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GA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12/2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7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Needs Improvement</text:p>
          </table:table-cell>
          <table:table-cell office:value-type="float" office:value="3.88" calcext:value-type="float">
            <text:p>3.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delia, <text:s/>Libby</text:p>
          </table:table-cell>
          <table:table-cell office:value-type="float" office:value="1006020020" calcext:value-type="float">
            <text:p>1006020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K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3/16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lez, Cayo</text:p>
          </table:table-cell>
          <table:table-cell office:value-type="float" office:value="1411071212" calcext:value-type="float">
            <text:p>1411071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9/29/196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erican Indian or Alaska Native</text:p>
          </table:table-cell>
          <table:table-cell office:value-type="string" calcext:value-type="string">
            <text:p>7/11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1.83" calcext:value-type="float">
            <text:p>1.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ey, Rose </text:p>
          </table:table-cell>
          <table:table-cell office:value-type="float" office:value="1408069882" calcext:value-type="float">
            <text:p>14080698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T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1/28/1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etschmer, John</text:p>
          </table:table-cell>
          <table:table-cell office:value-type="float" office:value="1311062610" calcext:value-type="float">
            <text:p>13110626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O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2/2/198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al, Debbie</text:p>
          </table:table-cell>
          <table:table-cell office:value-type="float" office:value="1308060754" calcext:value-type="float">
            <text:p>1308060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I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11/7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odup, Shari </text:p>
          </table:table-cell>
          <table:table-cell office:value-type="float" office:value="1403066020" calcext:value-type="float">
            <text:p>14030660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6/3/1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4/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1.12" calcext:value-type="float">
            <text:p>1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m, Hong</text:p>
          </table:table-cell>
          <table:table-cell office:value-type="float" office:value="1305057440" calcext:value-type="float">
            <text:p>1305057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Y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3/6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son, Elias</text:p>
          </table:table-cell>
          <table:table-cell office:value-type="float" office:value="1011022887" calcext:value-type="float">
            <text:p>10110228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1/28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Exceeds</text:p>
          </table:table-cell>
          <table:table-cell office:value-type="float" office:value="3.02" calcext:value-type="float">
            <text:p>3.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ks, Taylor <text:s/></text:p>
          </table:table-cell>
          <table:table-cell office:value-type="float" office:value="1410071137" calcext:value-type="float">
            <text:p>1410071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7/20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PIP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ppett, Jeanette</text:p>
          </table:table-cell>
          <table:table-cell office:value-type="float" office:value="1409070255" calcext:value-type="float">
            <text:p>1409070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6/5/1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4.21" calcext:value-type="float">
            <text:p>4.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barra, Catherine </text:p>
          </table:table-cell>
          <table:table-cell office:value-type="float" office:value="1001268402" calcext:value-type="float">
            <text:p>1001268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E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5/4/1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2/2008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Brannon M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PIP</text:p>
          </table:table-cell>
          <table:table-cell office:value-type="float" office:value="4.29" calcext:value-type="float">
            <text:p>4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zenski, Rachael <text:s/></text:p>
          </table:table-cell>
          <table:table-cell office:value-type="float" office:value="1307060083" calcext:value-type="float">
            <text:p>1307060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1/12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79" calcext:value-type="float">
            <text:p>1.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ll, Donna</text:p>
          </table:table-cell>
          <table:table-cell office:value-type="float" office:value="1406068293" calcext:value-type="float">
            <text:p>1406068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8/24/1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35" calcext:value-type="float">
            <text:p>3.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kel, James</text:p>
          </table:table-cell>
          <table:table-cell office:value-type="float" office:value="1599991009" calcext:value-type="float">
            <text:p>1599991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9/8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1.51" calcext:value-type="float">
            <text:p>1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brin, Denisa <text:s/>S</text:p>
          </table:table-cell>
          <table:table-cell office:value-type="float" office:value="1202031618" calcext:value-type="float">
            <text:p>1202031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I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10/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2.79" calcext:value-type="float">
            <text:p>2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cia, Raul</text:p>
          </table:table-cell>
          <table:table-cell office:value-type="float" office:value="1309061015" calcext:value-type="float">
            <text:p>1309061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9/15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don, David</text:p>
          </table:table-cell>
          <table:table-cell office:value-type="float" office:value="1106026579" calcext:value-type="float">
            <text:p>11060265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C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5/21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, Maryellen</text:p>
          </table:table-cell>
          <table:table-cell office:value-type="float" office:value="1201031438" calcext:value-type="float">
            <text:p>12010314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9/11/1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2.32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ton, Enrico</text:p>
          </table:table-cell>
          <table:table-cell office:value-type="float" office:value="1304055987" calcext:value-type="float">
            <text:p>13040559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2/9/198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ce, Shana</text:p>
          </table:table-cell>
          <table:table-cell office:value-type="float" office:value="1401064327" calcext:value-type="float">
            <text:p>1401064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VA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11/22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31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uyen, Lei-Ming</text:p>
          </table:table-cell>
          <table:table-cell office:value-type="float" office:value="1203032357" calcext:value-type="float">
            <text:p>1203032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VA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7/7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2.79" calcext:value-type="float">
            <text:p>2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, Brad </text:p>
          </table:table-cell>
          <table:table-cell office:value-type="float" office:value="1001735072" calcext:value-type="float">
            <text:p>1001735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11/23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1/5/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, Ashley <text:s/></text:p>
          </table:table-cell>
          <table:table-cell office:value-type="float" office:value="710007555" calcext:value-type="float">
            <text:p>710007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12/5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trito, Kristen</text:p>
          </table:table-cell>
          <table:table-cell office:value-type="float" office:value="1405067138" calcext:value-type="float">
            <text:p>1405067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L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3/26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3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office:value-type="float" office:value="1.97" calcext:value-type="float">
            <text:p>1.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g, Mei</text:p>
          </table:table-cell>
          <table:table-cell office:value-type="float" office:value="1012023152" calcext:value-type="float">
            <text:p>101202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5/16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Needs Improvement</text:p>
          </table:table-cell>
          <table:table-cell office:value-type="float" office:value="2.44" calcext:value-type="float">
            <text:p>2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ma, Colleen</text:p>
          </table:table-cell>
          <table:table-cell office:value-type="float" office:value="1211051232" calcext:value-type="float">
            <text:p>1211051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O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8/17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David Stanl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24" calcext:value-type="float">
            <text:p>1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gbe,Trina</text:p>
          </table:table-cell>
          <table:table-cell office:value-type="float" office:value="1011022883" calcext:value-type="float">
            <text:p>1011022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9/27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7/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4.84" calcext:value-type="float">
            <text:p>4.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, Courtney </text:p>
          </table:table-cell>
          <table:table-cell office:value-type="float" office:value="1403066194" calcext:value-type="float">
            <text:p>1403066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0/27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, Lin</text:p>
          </table:table-cell>
          <table:table-cell office:value-type="float" office:value="1305057282" calcext:value-type="float">
            <text:p>1305057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A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2/12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Fully Meets</text:p>
          </table:table-cell>
          <table:table-cell office:value-type="float" office:value="2.73" calcext:value-type="float">
            <text:p>2.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son, Jene'ya </text:p>
          </table:table-cell>
          <table:table-cell office:value-type="float" office:value="1001109612" calcext:value-type="float">
            <text:p>1001109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11/5/19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2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sen, April</text:p>
          </table:table-cell>
          <table:table-cell office:value-type="float" office:value="1107027392" calcext:value-type="float">
            <text:p>110702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5/6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Needs Improvement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ke, Melisa</text:p>
          </table:table-cell>
          <table:table-cell office:value-type="float" office:value="1308060622" calcext:value-type="float">
            <text:p>13080606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M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5/15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ell, Ludwick</text:p>
          </table:table-cell>
          <table:table-cell office:value-type="float" office:value="1406068241" calcext:value-type="float">
            <text:p>14060682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9/2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5/14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1.83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g, Judy <text:s/></text:p>
          </table:table-cell>
          <table:table-cell office:value-type="float" office:value="1107027450" calcext:value-type="float">
            <text:p>1107027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N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4/1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don, Allison</text:p>
          </table:table-cell>
          <table:table-cell office:value-type="float" office:value="1101023353" calcext:value-type="float">
            <text:p>1101023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Z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10/22/1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site Banner Ads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lagh, <text:s/>Dawn</text:p>
          </table:table-cell>
          <table:table-cell office:value-type="float" office:value="1102024121" calcext:value-type="float">
            <text:p>1102024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7/7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76" calcext:value-type="float">
            <text:p>1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jwani, Nina</text:p>
          </table:table-cell>
          <table:table-cell office:value-type="float" office:value="1109029531" calcext:value-type="float">
            <text:p>1109029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E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5/1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ads, Thomas</text:p>
          </table:table-cell>
          <table:table-cell office:value-type="float" office:value="1211050793" calcext:value-type="float">
            <text:p>12110507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S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7/22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er, Kamrin</text:p>
          </table:table-cell>
          <table:table-cell office:value-type="float" office:value="1302053362" calcext:value-type="float">
            <text:p>1302053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7/10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3.51" calcext:value-type="float">
            <text:p>3.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well, Barbara</text:p>
          </table:table-cell>
          <table:table-cell office:value-type="float" office:value="1407069061" calcext:value-type="float">
            <text:p>1407069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8/15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5/14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2.77" calcext:value-type="float">
            <text:p>2.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ace, Theresa</text:p>
          </table:table-cell>
          <table:table-cell office:value-type="float" office:value="1101023619" calcext:value-type="float">
            <text:p>1101023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O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8/2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3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Elijiah G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Needs Improvement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one, Francesco <text:s/>A</text:p>
          </table:table-cell>
          <table:table-cell office:value-type="float" office:value="1101023679" calcext:value-type="float">
            <text:p>11010236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7/20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2/2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1.41" calcext:value-type="float">
            <text:p>1.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ey, Michael <text:s/></text:p>
          </table:table-cell>
          <table:table-cell office:value-type="float" office:value="1311063114" calcext:value-type="float">
            <text:p>1311063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2/2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3/31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4.43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tt, Lisa </text:p>
          </table:table-cell>
          <table:table-cell office:value-type="float" office:value="1403066069" calcext:value-type="float">
            <text:p>1403066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O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3/31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4.73" calcext:value-type="float">
            <text:p>4.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dahl, Jean</text:p>
          </table:table-cell>
          <table:table-cell office:value-type="float" office:value="1007020403" calcext:value-type="float">
            <text:p>1007020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5/31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86" calcext:value-type="float">
            <text:p>1.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land, Rex</text:p>
          </table:table-cell>
          <table:table-cell office:value-type="float" office:value="1101023612" calcext:value-type="float">
            <text:p>11010236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8/25/197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1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2.05" calcext:value-type="float">
            <text:p>2.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l, Barbara</text:p>
          </table:table-cell>
          <table:table-cell office:value-type="float" office:value="1105026041" calcext:value-type="float">
            <text:p>1105026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12/2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, Paula</text:p>
          </table:table-cell>
          <table:table-cell office:value-type="float" office:value="1103024859" calcext:value-type="float">
            <text:p>11030248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R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5/21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1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haveri, Sneha <text:s/></text:p>
          </table:table-cell>
          <table:table-cell office:value-type="float" office:value="1412071713" calcext:value-type="float">
            <text:p>1412071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4/13/19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el, Jonathan <text:s/>R</text:p>
          </table:table-cell>
          <table:table-cell office:value-type="float" office:value="1107027575" calcext:value-type="float">
            <text:p>1107027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Z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10/18/198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1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ds, Elizabeth</text:p>
          </table:table-cell>
          <table:table-cell office:value-type="float" office:value="1409070245" calcext:value-type="float">
            <text:p>1409070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5/30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4.18" calcext:value-type="float">
            <text:p>4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turnka, Adeel</text:p>
          </table:table-cell>
          <table:table-cell office:value-type="float" office:value="1404066949" calcext:value-type="float">
            <text:p>14040669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12/11/197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Exceeds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jabhi, Louis <text:s/></text:p>
          </table:table-cell>
          <table:table-cell office:value-type="float" office:value="1401064562" calcext:value-type="float">
            <text:p>1401064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I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6/19/1961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r-Beckles, Melinda</text:p>
          </table:table-cell>
          <table:table-cell office:value-type="float" office:value="1410070998" calcext:value-type="float">
            <text:p>1410070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6/6/1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7/4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Needs Improvement</text:p>
          </table:table-cell>
          <table:table-cell office:value-type="float" office:value="1.12" calcext:value-type="float">
            <text:p>1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ica, Rick</text:p>
          </table:table-cell>
          <table:table-cell office:value-type="float" office:value="1106026896" calcext:value-type="float">
            <text:p>11060268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Z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3/14/1985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39" calcext:value-type="float">
            <text:p>1.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, Colleen</text:p>
          </table:table-cell>
          <table:table-cell office:value-type="float" office:value="1011022814" calcext:value-type="float">
            <text:p>1011022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L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6/3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lley Spir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Exceeds</text:p>
          </table:table-cell>
          <table:table-cell office:value-type="float" office:value="2.79" calcext:value-type="float">
            <text:p>2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wal, Sam</text:p>
          </table:table-cell>
          <table:table-cell office:value-type="float" office:value="1301052124" calcext:value-type="float">
            <text:p>13010521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2/18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Widow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den, Lowan <text:s/>M</text:p>
          </table:table-cell>
          <table:table-cell office:value-type="float" office:value="1412071844" calcext:value-type="float">
            <text:p>14120718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C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2/27/1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rpiszewski, Caroline <text:s/></text:p>
          </table:table-cell>
          <table:table-cell office:value-type="float" office:value="1012023295" calcext:value-type="float">
            <text:p>1012023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5/31/19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-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0/3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58" calcext:value-type="float">
            <text:p>3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kinson, Geoff </text:p>
          </table:table-cell>
          <table:table-cell office:value-type="float" office:value="706006285" calcext:value-type="float">
            <text:p>706006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11/15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1.13" calcext:value-type="float">
            <text:p>1.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eira, Violeta</text:p>
          </table:table-cell>
          <table:table-cell office:value-type="float" office:value="803009012" calcext:value-type="float">
            <text:p>803009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6/10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/20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1.85" calcext:value-type="float">
            <text:p>1.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, Shenice <text:s/></text:p>
          </table:table-cell>
          <table:table-cell office:value-type="float" office:value="1408069539" calcext:value-type="float">
            <text:p>1408069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HI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6/18/1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Fully Meets</text:p>
          </table:table-cell>
          <table:table-cell office:value-type="float" office:value="1.94" calcext:value-type="float">
            <text:p>1.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tzman, Anthony</text:p>
          </table:table-cell>
          <table:table-cell office:value-type="float" office:value="1002017900" calcext:value-type="float">
            <text:p>1002017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A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1/4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3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4.17" calcext:value-type="float">
            <text:p>4.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app, Bradley <text:s/>J</text:p>
          </table:table-cell>
          <table:table-cell office:value-type="float" office:value="1304055683" calcext:value-type="float">
            <text:p>13040556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L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11/10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ey, Lauren <text:s/></text:p>
          </table:table-cell>
          <table:table-cell office:value-type="float" office:value="1209049259" calcext:value-type="float">
            <text:p>1209049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7/7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6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2.55" calcext:value-type="float">
            <text:p>2.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man, Richard </text:p>
          </table:table-cell>
          <table:table-cell office:value-type="float" office:value="1302053044" calcext:value-type="float">
            <text:p>13020530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A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4/8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2/2014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son, Kayla </text:p>
          </table:table-cell>
          <table:table-cell office:value-type="float" office:value="1307059944" calcext:value-type="float">
            <text:p>1307059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N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9/23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6/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2.72" calcext:value-type="float">
            <text:p>2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son, Cherly</text:p>
          </table:table-cell>
          <table:table-cell office:value-type="float" office:value="1403065625" calcext:value-type="float">
            <text:p>1403065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S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1/7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Needs Improvement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, Sade</text:p>
          </table:table-cell>
          <table:table-cell office:value-type="float" office:value="1501071909" calcext:value-type="float">
            <text:p>1501071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T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2/2/19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to, Theresa <text:s/></text:p>
          </table:table-cell>
          <table:table-cell office:value-type="float" office:value="1103024504" calcext:value-type="float">
            <text:p>1103024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R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7/30/1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2.81" calcext:value-type="float">
            <text:p>2.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s, Jacquelyn <text:s/></text:p>
          </table:table-cell>
          <table:table-cell office:value-type="float" office:value="1308060671" calcext:value-type="float">
            <text:p>1308060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10/2/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etsia Liebi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ra, Thomas</text:p>
          </table:table-cell>
          <table:table-cell office:value-type="float" office:value="1312063507" calcext:value-type="float">
            <text:p>1312063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Z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/21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98" calcext:value-type="float">
            <text:p>1.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ali, Josephine </text:p>
          </table:table-cell>
          <table:table-cell office:value-type="float" office:value="1408069635" calcext:value-type="float">
            <text:p>1408069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L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10/30/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83" calcext:value-type="float">
            <text:p>2.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, Spencer</text:p>
          </table:table-cell>
          <table:table-cell office:value-type="float" office:value="1001450968" calcext:value-type="float">
            <text:p>100145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8/12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7/11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Needs Improvement</text:p>
          </table:table-cell>
          <table:table-cell office:value-type="float" office:value="1.42" calcext:value-type="float">
            <text:p>1.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ton, Marianne</text:p>
          </table:table-cell>
          <table:table-cell office:value-type="float" office:value="1406067865" calcext:value-type="float">
            <text:p>1406067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D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9/5/1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neau, Hamish</text:p>
          </table:table-cell>
          <table:table-cell office:value-type="float" office:value="1104025414" calcext:value-type="float">
            <text:p>1104025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/18/198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2.61" calcext:value-type="float">
            <text:p>2.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yal, Roxana</text:p>
          </table:table-cell>
          <table:table-cell office:value-type="float" office:value="1312063675" calcext:value-type="float">
            <text:p>1312063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V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10/9/1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8/19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-campus Recruiting</text:p>
          </table:table-cell>
          <table:table-cell office:value-type="string" calcext:value-type="string">
            <text:p>Fully Meets</text:p>
          </table:table-cell>
          <table:table-cell office:value-type="float" office:value="1.71" calcext:value-type="float">
            <text:p>1.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obi, Hannah <text:s/></text:p>
          </table:table-cell>
          <table:table-cell office:value-type="float" office:value="1503072857" calcext:value-type="float">
            <text:p>15030728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3/22/1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loyee Referral</text:p>
          </table:table-cell>
          <table:table-cell office:value-type="string" calcext:value-type="string">
            <text:p>Fully Meets</text:p>
          </table:table-cell>
          <table:table-cell office:value-type="float" office:value="2.05" calcext:value-type="float">
            <text:p>2.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ch, Dallas</text:p>
          </table:table-cell>
          <table:table-cell office:value-type="float" office:value="1408069409" calcext:value-type="float">
            <text:p>1408069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I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1/17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na, Sandy</text:p>
          </table:table-cell>
          <table:table-cell office:value-type="float" office:value="909015167" calcext:value-type="float">
            <text:p>909015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1/7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7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e, Lynn</text:p>
          </table:table-cell>
          <table:table-cell office:value-type="float" office:value="1206044851" calcext:value-type="float">
            <text:p>1206044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9/30/1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3/31/2014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PIP</text:p>
          </table:table-cell>
          <table:table-cell office:value-type="float" office:value="3.09" calcext:value-type="float">
            <text:p>3.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, Morissa</text:p>
          </table:table-cell>
          <table:table-cell office:value-type="float" office:value="1102024274" calcext:value-type="float">
            <text:p>1102024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AL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10/15/19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Eligible Non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ial Networks - Facebook Twitter etc</text:p>
          </table:table-cell>
          <table:table-cell office:value-type="string" calcext:value-type="string">
            <text:p>Fully Meets</text:p>
          </table:table-cell>
          <table:table-cell office:value-type="float" office:value="3.17" calcext:value-type="float">
            <text:p>3.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nton, Janine</text:p>
          </table:table-cell>
          <table:table-cell office:value-type="float" office:value="1011022926" calcext:value-type="float">
            <text:p>10110229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9/22/1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4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setti, Bruno</text:p>
          </table:table-cell>
          <table:table-cell office:value-type="float" office:value="1405067492" calcext:value-type="float">
            <text:p>1405067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A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3/18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4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ford,Barbara <text:s/>M</text:p>
          </table:table-cell>
          <table:table-cell office:value-type="float" office:value="1111030244" calcext:value-type="float">
            <text:p>11110302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PA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8/25/1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era, Abdellah </text:p>
          </table:table-cell>
          <table:table-cell office:value-type="float" office:value="1203032235" calcext:value-type="float">
            <text:p>1203032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H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1/31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/13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Kissy Sulli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Session</text:p>
          </table:table-cell>
          <table:table-cell office:value-type="string" calcext:value-type="string">
            <text:p>Exceeds</text:p>
          </table:table-cell>
          <table:table-cell office:value-type="float" office:value="3.84" calcext:value-type="float">
            <text:p>3.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nolfi, Wilson <text:s/>K</text:p>
          </table:table-cell>
          <table:table-cell office:value-type="float" office:value="1409070522" calcext:value-type="float">
            <text:p>1409070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G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7/10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office:value-type="float" office:value="2.51" calcext:value-type="float">
            <text:p>2.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on, Nader</text:p>
          </table:table-cell>
          <table:table-cell office:value-type="float" office:value="1212051962" calcext:value-type="float">
            <text:p>12120519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C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7/15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4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-line Web application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ce, Beatrice </text:p>
          </table:table-cell>
          <table:table-cell office:value-type="float" office:value="1208048062" calcext:value-type="float">
            <text:p>1208048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N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1/2/1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9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mings, <text:s text:c="2"/>Jean</text:p>
          </table:table-cell>
          <table:table-cell office:value-type="float" office:value="1311063172" calcext:value-type="float">
            <text:p>13110631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4/10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6/2016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4.12" calcext:value-type="float">
            <text:p>4.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emera, Miguel</text:p>
          </table:table-cell>
          <table:table-cell office:value-type="float" office:value="1104025243" calcext:value-type="float">
            <text:p>1104025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9/2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Needs Improveme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try, Mildred</text:p>
          </table:table-cell>
          <table:table-cell office:value-type="float" office:value="1501072192" calcext:value-type="float">
            <text:p>1501072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10/1/1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Fully Meets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schiegl, Joanne</text:p>
          </table:table-cell>
          <table:table-cell office:value-type="float" office:value="1405067064" calcext:value-type="float">
            <text:p>1405067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3/23/19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28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, George</text:p>
          </table:table-cell>
          <table:table-cell office:value-type="float" office:value="1105025721" calcext:value-type="float">
            <text:p>11050257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GA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8/19/195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Exceeds</text:p>
          </table:table-cell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atts, Kramer </text:p>
          </table:table-cell>
          <table:table-cell office:value-type="float" office:value="1301052462" calcext:value-type="float">
            <text:p>1301052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Y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1/19/1976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3.07" calcext:value-type="float">
            <text:p>3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ares, Marilyn </text:p>
          </table:table-cell>
          <table:table-cell office:value-type="float" office:value="1206042315" calcext:value-type="float">
            <text:p>1206042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V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3/26/1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ternet Search</text:p>
          </table:table-cell>
          <table:table-cell office:value-type="string" calcext:value-type="string">
            <text:p>Fully Meets</text:p>
          </table:table-cell>
          <table:table-cell office:value-type="float" office:value="3.18" calcext:value-type="float">
            <text:p>3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eiros, Jennifer</text:p>
          </table:table-cell>
          <table:table-cell office:value-type="float" office:value="1109029256" calcext:value-type="float">
            <text:p>1109029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9/22/19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wad, Clinton</text:p>
          </table:table-cell>
          <table:table-cell office:value-type="float" office:value="1103024335" calcext:value-type="float">
            <text:p>1103024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WV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1/24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Needs Improvement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rrick, Quinn</text:p>
          </table:table-cell>
          <table:table-cell office:value-type="float" office:value="1208048229" calcext:value-type="float">
            <text:p>1208048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S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12/31/198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ki, Nore <text:s/></text:p>
          </table:table-cell>
          <table:table-cell office:value-type="float" office:value="1308060535" calcext:value-type="float">
            <text:p>130806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E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12/21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09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1.53" calcext:value-type="float">
            <text:p>1.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livan, Timothy</text:p>
          </table:table-cell>
          <table:table-cell office:value-type="float" office:value="1201031310" calcext:value-type="float">
            <text:p>12010313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V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10/7/1982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5/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4.36" calcext:value-type="float">
            <text:p>4.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n Massenbach, Anna</text:p>
          </table:table-cell>
          <table:table-cell office:value-type="float" office:value="1106026474" calcext:value-type="float">
            <text:p>1106026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D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4/6/1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5/2015</text:p>
          </table:table-cell>
          <table:table-cell office:value-type="string" calcext:value-type="string">
            <text:p>Future Start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Michael Al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3.21" calcext:value-type="float">
            <text:p>3.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, Carol </text:p>
          </table:table-cell>
          <table:table-cell office:value-type="float" office:value="1001417624" calcext:value-type="float">
            <text:p>10014176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VA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9/8/19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11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ord of Mouth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ker, Scott</text:p>
          </table:table-cell>
          <table:table-cell office:value-type="float" office:value="1110029777" calcext:value-type="float">
            <text:p>111002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4/6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MBTA ads</text:p>
          </table:table-cell>
          <table:table-cell office:value-type="string" calcext:value-type="string">
            <text:p>Fully Meets</text:p>
          </table:table-cell>
          <table:table-cell office:value-type="float" office:value="1.09" calcext:value-type="float">
            <text:p>1.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g, Donovan <text:s/>E</text:p>
          </table:table-cell>
          <table:table-cell office:value-type="float" office:value="1111030129" calcext:value-type="float">
            <text:p>1111030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8/24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8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Gweck, <text:s/>James</text:p>
          </table:table-cell>
          <table:table-cell office:value-type="float" office:value="1306058816" calcext:value-type="float">
            <text:p>13060588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UT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10/31/197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/1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Fully M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guson, Susan</text:p>
          </table:table-cell>
          <table:table-cell office:value-type="float" office:value="1502072511" calcext:value-type="float">
            <text:p>1502072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4/14/1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13" calcext:value-type="float">
            <text:p>3.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les, Alex</text:p>
          </table:table-cell>
          <table:table-cell office:value-type="float" office:value="1008020960" calcext:value-type="float">
            <text:p>100802096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KS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8/9/1974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Needs Improvement</text:p>
          </table:table-cell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ngton, Christie </text:p>
          </table:table-cell>
          <table:table-cell office:value-type="float" office:value="1110029602" calcext:value-type="float">
            <text:p>1110029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8/18/1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4.64" calcext:value-type="float">
            <text:p>4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sella, Kathleen <text:s/></text:p>
          </table:table-cell>
          <table:table-cell office:value-type="float" office:value="710007401" calcext:value-type="float">
            <text:p>7100074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D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12/8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nch, Lindsay</text:p>
          </table:table-cell>
          <table:table-cell office:value-type="float" office:value="1001138521" calcext:value-type="float">
            <text:p>1001138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2/14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zi, Colombui</text:p>
          </table:table-cell>
          <table:table-cell office:value-type="float" office:value="1204033041" calcext:value-type="float">
            <text:p>120403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A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5/2/198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9/26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6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ech, Emil</text:p>
          </table:table-cell>
          <table:table-cell office:value-type="float" office:value="1307060058" calcext:value-type="float">
            <text:p>130706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D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3/17/1988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Needs Improvement</text:p>
          </table:table-cell>
          <table:table-cell office:value-type="float" office:value="3.54" calcext:value-type="float">
            <text:p>3.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a, Haley <text:s/></text:p>
          </table:table-cell>
          <table:table-cell office:value-type="float" office:value="1405067642" calcext:value-type="float">
            <text:p>1405067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1/12/1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1/28/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Exceeds</text:p>
          </table:table-cell>
          <table:table-cell office:value-type="float" office:value="4.36" calcext:value-type="float">
            <text:p>4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wkumar, Nori</text:p>
          </table:table-cell>
          <table:table-cell office:value-type="float" office:value="807010161" calcext:value-type="float">
            <text:p>807010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X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3/10/1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9/30/2013</text:p>
          </table:table-cell>
          <table:table-cell office:value-type="string" calcext:value-type="string">
            <text:p>Leave of Absence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/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ares, Desiree <text:s/></text:p>
          </table:table-cell>
          <table:table-cell office:value-type="float" office:value="1405067501" calcext:value-type="float">
            <text:p>1405067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D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4/3/1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Non-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4/27/2009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2.52" calcext:value-type="float">
            <text:p>2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tier, Scott</text:p>
          </table:table-cell>
          <table:table-cell office:value-type="float" office:value="1307060212" calcext:value-type="float">
            <text:p>130706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5/24/1987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/10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Production <text:s text:c="6"/></text:p>
          </table:table-cell>
          <table:table-cell office:value-type="string" calcext:value-type="string">
            <text:p>Webster But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wspager/Magazine</text:p>
          </table:table-cell>
          <table:table-cell office:value-type="string" calcext:value-type="string">
            <text:p>Fully Mee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ola, Colby</text:p>
          </table:table-cell>
          <table:table-cell office:value-type="float" office:value="1107027358" calcext:value-type="float">
            <text:p>1107027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5/24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0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ndor Referral</text:p>
          </table:table-cell>
          <table:table-cell office:value-type="string" calcext:value-type="string">
            <text:p>Fully Meets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bbio, Judith</text:p>
          </table:table-cell>
          <table:table-cell office:value-type="float" office:value="1101023577" calcext:value-type="float">
            <text:p>1101023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DC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4/5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4.96" calcext:value-type="float">
            <text:p>4.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 Bosque, Keyla</text:p>
          </table:table-cell>
          <table:table-cell office:value-type="float" office:value="1203032498" calcext:value-type="float">
            <text:p>12030324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Y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7/5/1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/9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Fully Meets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ntus, Susan</text:p>
          </table:table-cell>
          <table:table-cell office:value-type="float" office:value="1401064670" calcext:value-type="float">
            <text:p>1401064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T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5/15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5/2/2011</text:p>
          </table:table-cell>
          <table:table-cell office:value-type="string" calcext:value-type="string">
            <text:p>Terminated for Caus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Needs Improvement</text:p>
          </table:table-cell>
          <table:table-cell office:value-type="float" office:value="2.55" calcext:value-type="float">
            <text:p>2.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, Sandra</text:p>
          </table:table-cell>
          <table:table-cell office:value-type="float" office:value="1303054625" calcext:value-type="float">
            <text:p>1303054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A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11/7/1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1/11/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 Engine - Google Bing Yahoo</text:p>
          </table:table-cell>
          <table:table-cell office:value-type="string" calcext:value-type="string">
            <text:p>Fully Meets</text:p>
          </table:table-cell>
          <table:table-cell office:value-type="float" office:value="1.53" calcext:value-type="float">
            <text:p>1.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onick, Luke</text:p>
          </table:table-cell>
          <table:table-cell office:value-type="float" office:value="1112030979" calcext:value-type="float">
            <text:p>111203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C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2/20/1979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1/7/2011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Exceeds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da, Adell</text:p>
          </table:table-cell>
          <table:table-cell office:value-type="float" office:value="1012023185" calcext:value-type="float">
            <text:p>1012023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N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7/24/19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1/5/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y Per Click - Google</text:p>
          </table:table-cell>
          <table:table-cell office:value-type="string" calcext:value-type="string">
            <text:p>Fully Meets</text:p>
          </table:table-cell>
          <table:table-cell office:value-type="float" office:value="1.74" calcext:value-type="float">
            <text:p>1.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abo, Andrew</text:p>
          </table:table-cell>
          <table:table-cell office:value-type="float" office:value="1201031324" calcext:value-type="float">
            <text:p>1201031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S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5/6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 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/7/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TA ads</text:p>
          </table:table-cell>
          <table:table-cell office:value-type="string" calcext:value-type="string">
            <text:p>Exceeds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, Edward</text:p>
          </table:table-cell>
          <table:table-cell office:value-type="float" office:value="1102024057" calcext:value-type="float">
            <text:p>110202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FL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6/14/198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-Citiz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2/18/2013</text:p>
          </table:table-cell>
          <table:table-cell office:value-type="string" calcext:value-type="string">
            <text:p>Voluntarily Terminated</text:p>
          </table:table-cell>
          <table:table-cell office:value-type="string" calcext:value-type="string">
            <text:p>Testerng</text:p>
          </table:table-cell>
          <table:table-cell office:value-type="string" calcext:value-type="string">
            <text:p>Alex Sweet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versity Job Fair</text:p>
          </table:table-cell>
          <table:table-cell office:value-type="string" calcext:value-type="string">
            <text:p>Fully Meets</text:p>
          </table:table-cell>
          <table:table-cell office:value-type="float" office:value="1.11" calcext:value-type="float">
            <text:p>1.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580" meta:object-count="0"/>
    <meta:generator>LibreOffice/6.0.7.3$Linux_X86_64 LibreOffice_project/00m0$Build-3</meta:generator>
  </office:meta>
</office:document-meta>
</file>